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ource Clust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estination Cluster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537" calcext:value-type="float">
            <text:p>52.5370</text:p>
          </table:table-cell>
          <table:table-cell office:value-type="float" office:value="13.3931818181818" calcext:value-type="float">
            <text:p>13.3932</text:p>
          </table:table-cell>
          <table:table-cell office:value-type="float" office:value="70" calcext:value-type="float">
            <text:p>70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537" calcext:value-type="float">
            <text:p>52.5370</text:p>
          </table:table-cell>
          <table:table-cell office:value-type="float" office:value="13.3931818181818" calcext:value-type="float">
            <text:p>13.3932</text:p>
          </table:table-cell>
          <table:table-cell office:value-type="float" office:value="93" calcext:value-type="float">
            <text:p>9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537" calcext:value-type="float">
            <text:p>52.5370</text:p>
          </table:table-cell>
          <table:table-cell office:value-type="float" office:value="13.3931818181818" calcext:value-type="float">
            <text:p>13.3932</text:p>
          </table:table-cell>
          <table:table-cell office:value-type="float" office:value="174" calcext:value-type="float">
            <text:p>174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.537" calcext:value-type="float">
            <text:p>52.5370</text:p>
          </table:table-cell>
          <table:table-cell office:value-type="float" office:value="13.3931818181818" calcext:value-type="float">
            <text:p>13.3932</text:p>
          </table:table-cell>
          <table:table-cell office:value-type="float" office:value="176" calcext:value-type="float">
            <text:p>176</text:p>
          </table:table-cell>
          <table:table-cell office:value-type="float" office:value="52.5116666667" calcext:value-type="float">
            <text:p>52.5117</text:p>
          </table:table-cell>
          <table:table-cell office:value-type="float" office:value="13.3143333333" calcext:value-type="float">
            <text:p>13.314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16" calcext:value-type="float">
            <text:p>16</text:p>
          </table:table-cell>
          <table:table-cell office:value-type="float" office:value="52.463" calcext:value-type="float">
            <text:p>52.4630</text:p>
          </table:table-cell>
          <table:table-cell office:value-type="float" office:value="13.3204" calcext:value-type="float">
            <text:p>13.320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33" calcext:value-type="float">
            <text:p>33</text:p>
          </table:table-cell>
          <table:table-cell office:value-type="float" office:value="52.4933636363637" calcext:value-type="float">
            <text:p>52.4934</text:p>
          </table:table-cell>
          <table:table-cell office:value-type="float" office:value="13.3882727272727" calcext:value-type="float">
            <text:p>13.388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37" calcext:value-type="float">
            <text:p>37</text:p>
          </table:table-cell>
          <table:table-cell office:value-type="float" office:value="52.4262" calcext:value-type="float">
            <text:p>52.4262</text:p>
          </table:table-cell>
          <table:table-cell office:value-type="float" office:value="13.5462" calcext:value-type="float">
            <text:p>13.54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94" calcext:value-type="float">
            <text:p>94</text:p>
          </table:table-cell>
          <table:table-cell office:value-type="float" office:value="52.5294" calcext:value-type="float">
            <text:p>52.5294</text:p>
          </table:table-cell>
          <table:table-cell office:value-type="float" office:value="13.3062" calcext:value-type="float">
            <text:p>13.30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99" calcext:value-type="float">
            <text:p>99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113" calcext:value-type="float">
            <text:p>113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192" calcext:value-type="float">
            <text:p>192</text:p>
          </table:table-cell>
          <table:table-cell office:value-type="float" office:value="52.49975" calcext:value-type="float">
            <text:p>52.4998</text:p>
          </table:table-cell>
          <table:table-cell office:value-type="float" office:value="13.351" calcext:value-type="float">
            <text:p>13.351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195" calcext:value-type="float">
            <text:p>195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.5250384615385" calcext:value-type="float">
            <text:p>52.5250</text:p>
          </table:table-cell>
          <table:table-cell office:value-type="float" office:value="13.369" calcext:value-type="float">
            <text:p>13.3690</text:p>
          </table:table-cell>
          <table:table-cell office:value-type="float" office:value="206" calcext:value-type="float">
            <text:p>206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4592" calcext:value-type="float">
            <text:p>52.4592</text:p>
          </table:table-cell>
          <table:table-cell office:value-type="float" office:value="13.4" calcext:value-type="float">
            <text:p>13.4000</text:p>
          </table:table-cell>
          <table:table-cell office:value-type="float" office:value="193" calcext:value-type="float">
            <text:p>193</text:p>
          </table:table-cell>
          <table:table-cell office:value-type="float" office:value="52.5264" calcext:value-type="float">
            <text:p>52.5264</text:p>
          </table:table-cell>
          <table:table-cell office:value-type="float" office:value="13.3408" calcext:value-type="float">
            <text:p>13.340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.5116666666667" calcext:value-type="float">
            <text:p>52.5117</text:p>
          </table:table-cell>
          <table:table-cell office:value-type="float" office:value="13.3143333333333" calcext:value-type="float">
            <text:p>13.3143</text:p>
          </table:table-cell>
          <table:table-cell office:value-type="float" office:value="115" calcext:value-type="float">
            <text:p>115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.5116666666667" calcext:value-type="float">
            <text:p>52.5117</text:p>
          </table:table-cell>
          <table:table-cell office:value-type="float" office:value="13.3143333333333" calcext:value-type="float">
            <text:p>13.3143</text:p>
          </table:table-cell>
          <table:table-cell office:value-type="float" office:value="126" calcext:value-type="float">
            <text:p>126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.463" calcext:value-type="float">
            <text:p>52.4630</text:p>
          </table:table-cell>
          <table:table-cell office:value-type="float" office:value="13.3204" calcext:value-type="float">
            <text:p>13.3204</text:p>
          </table:table-cell>
          <table:table-cell office:value-type="float" office:value="198" calcext:value-type="float">
            <text:p>198</text:p>
          </table:table-cell>
          <table:table-cell office:value-type="float" office:value="52.5168571428572" calcext:value-type="float">
            <text:p>52.5169</text:p>
          </table:table-cell>
          <table:table-cell office:value-type="float" office:value="13.409" calcext:value-type="float">
            <text:p>13.409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4933636363637" calcext:value-type="float">
            <text:p>52.4934</text:p>
          </table:table-cell>
          <table:table-cell office:value-type="float" office:value="13.3882727272727" calcext:value-type="float">
            <text:p>13.3883</text:p>
          </table:table-cell>
          <table:table-cell office:value-type="float" office:value="37" calcext:value-type="float">
            <text:p>37</text:p>
          </table:table-cell>
          <table:table-cell office:value-type="float" office:value="52.5103076923077" calcext:value-type="float">
            <text:p>52.5103</text:p>
          </table:table-cell>
          <table:table-cell office:value-type="float" office:value="13.3805384615385" calcext:value-type="float">
            <text:p>13.38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.4262" calcext:value-type="float">
            <text:p>52.4262</text:p>
          </table:table-cell>
          <table:table-cell office:value-type="float" office:value="13.5462" calcext:value-type="float">
            <text:p>13.5462</text:p>
          </table:table-cell>
          <table:table-cell office:value-type="float" office:value="139" calcext:value-type="float">
            <text:p>139</text:p>
          </table:table-cell>
          <table:table-cell office:value-type="float" office:value="52.5103076923077" calcext:value-type="float">
            <text:p>52.5103</text:p>
          </table:table-cell>
          <table:table-cell office:value-type="float" office:value="13.3805384615385" calcext:value-type="float">
            <text:p>13.380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.456" calcext:value-type="float">
            <text:p>52.4560</text:p>
          </table:table-cell>
          <table:table-cell office:value-type="float" office:value="13.3703333333333" calcext:value-type="float">
            <text:p>13.3703</text:p>
          </table:table-cell>
          <table:table-cell office:value-type="float" office:value="193" calcext:value-type="float">
            <text:p>193</text:p>
          </table:table-cell>
          <table:table-cell office:value-type="float" office:value="52.5635714285714" calcext:value-type="float">
            <text:p>52.5636</text:p>
          </table:table-cell>
          <table:table-cell office:value-type="float" office:value="13.3642857142857" calcext:value-type="float">
            <text:p>13.3643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.506" calcext:value-type="float">
            <text:p>52.5060</text:p>
          </table:table-cell>
          <table:table-cell office:value-type="float" office:value="13.37975" calcext:value-type="float">
            <text:p>13.3798</text:p>
          </table:table-cell>
          <table:table-cell office:value-type="float" office:value="199" calcext:value-type="float">
            <text:p>19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4894" calcext:value-type="float">
            <text:p>52.4894</text:p>
          </table:table-cell>
          <table:table-cell office:value-type="float" office:value="13.528" calcext:value-type="float">
            <text:p>13.5280</text:p>
          </table:table-cell>
          <table:table-cell office:value-type="float" office:value="34" calcext:value-type="float">
            <text:p>34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.4894" calcext:value-type="float">
            <text:p>52.4894</text:p>
          </table:table-cell>
          <table:table-cell office:value-type="float" office:value="13.528" calcext:value-type="float">
            <text:p>13.5280</text:p>
          </table:table-cell>
          <table:table-cell office:value-type="float" office:value="166" calcext:value-type="float">
            <text:p>166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.47" calcext:value-type="float">
            <text:p>52.4700</text:p>
          </table:table-cell>
          <table:table-cell office:value-type="float" office:value="13.3306" calcext:value-type="float">
            <text:p>13.3306</text:p>
          </table:table-cell>
          <table:table-cell office:value-type="float" office:value="10" calcext:value-type="float">
            <text:p>10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412" calcext:value-type="float">
            <text:p>13.412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.47" calcext:value-type="float">
            <text:p>52.4700</text:p>
          </table:table-cell>
          <table:table-cell office:value-type="float" office:value="13.3306" calcext:value-type="float">
            <text:p>13.3306</text:p>
          </table:table-cell>
          <table:table-cell office:value-type="float" office:value="24" calcext:value-type="float">
            <text:p>24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13.377" calcext:value-type="float">
            <text:p>13.377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office:value-type="float" office:value="19" calcext:value-type="float">
            <text:p>19</text:p>
          </table:table-cell>
          <table:table-cell office:value-type="float" office:value="52.447" calcext:value-type="float">
            <text:p>52.4470</text:p>
          </table:table-cell>
          <table:table-cell office:value-type="float" office:value="13.559" calcext:value-type="float">
            <text:p>13.559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office:value-type="float" office:value="149" calcext:value-type="float">
            <text:p>149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46625" calcext:value-type="float">
            <text:p>13.3466</text:p>
          </table:table-cell>
          <table:table-cell office:value-type="float" office:value="151" calcext:value-type="float">
            <text:p>151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.567" calcext:value-type="float">
            <text:p>52.5670</text:p>
          </table:table-cell>
          <table:table-cell office:value-type="float" office:value="13.3118" calcext:value-type="float">
            <text:p>13.3118</text:p>
          </table:table-cell>
          <table:table-cell office:value-type="float" office:value="206" calcext:value-type="float">
            <text:p>206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.49975" calcext:value-type="float">
            <text:p>52.4998</text:p>
          </table:table-cell>
          <table:table-cell office:value-type="float" office:value="13.351" calcext:value-type="float">
            <text:p>13.3510</text:p>
          </table:table-cell>
          <table:table-cell office:value-type="float" office:value="66" calcext:value-type="float">
            <text:p>66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62" calcext:value-type="float">
            <text:p>62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65" calcext:value-type="float">
            <text:p>65</text:p>
          </table:table-cell>
          <table:table-cell office:value-type="float" office:value="52.5415" calcext:value-type="float">
            <text:p>52.5415</text:p>
          </table:table-cell>
          <table:table-cell office:value-type="float" office:value="13.544" calcext:value-type="float">
            <text:p>13.544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94" calcext:value-type="float">
            <text:p>94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97" calcext:value-type="float">
            <text:p>97</text:p>
          </table:table-cell>
          <table:table-cell office:value-type="float" office:value="52.4965" calcext:value-type="float">
            <text:p>52.4965</text:p>
          </table:table-cell>
          <table:table-cell office:value-type="float" office:value="13.289" calcext:value-type="float">
            <text:p>13.289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125" calcext:value-type="float">
            <text:p>125</text:p>
          </table:table-cell>
          <table:table-cell office:value-type="float" office:value="52.493" calcext:value-type="float">
            <text:p>52.4930</text:p>
          </table:table-cell>
          <table:table-cell office:value-type="float" office:value="13.2922" calcext:value-type="float">
            <text:p>13.292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.5142666666667" calcext:value-type="float">
            <text:p>52.5143</text:p>
          </table:table-cell>
          <table:table-cell office:value-type="float" office:value="13.4756" calcext:value-type="float">
            <text:p>13.4756</text:p>
          </table:table-cell>
          <table:table-cell office:value-type="float" office:value="133" calcext:value-type="float">
            <text:p>133</text:p>
          </table:table-cell>
          <table:table-cell office:value-type="float" office:value="52.493" calcext:value-type="float">
            <text:p>52.4930</text:p>
          </table:table-cell>
          <table:table-cell office:value-type="float" office:value="13.2922" calcext:value-type="float">
            <text:p>13.292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office:value-type="float" office:value="63" calcext:value-type="float">
            <text:p>63</text:p>
          </table:table-cell>
          <table:table-cell office:value-type="float" office:value="52.5128571428571" calcext:value-type="float">
            <text:p>52.5129</text:p>
          </table:table-cell>
          <table:table-cell office:value-type="float" office:value="13.4244285714286" calcext:value-type="float">
            <text:p>13.424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office:value-type="float" office:value="86" calcext:value-type="float">
            <text:p>86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office:value-type="float" office:value="105" calcext:value-type="float">
            <text:p>10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.5262142857143" calcext:value-type="float">
            <text:p>52.5262</text:p>
          </table:table-cell>
          <table:table-cell office:value-type="float" office:value="13.3872142857143" calcext:value-type="float">
            <text:p>13.3872</text:p>
          </table:table-cell>
          <table:table-cell office:value-type="float" office:value="181" calcext:value-type="float">
            <text:p>181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5264" calcext:value-type="float">
            <text:p>52.5264</text:p>
          </table:table-cell>
          <table:table-cell office:value-type="float" office:value="13.3408" calcext:value-type="float">
            <text:p>13.3408</text:p>
          </table:table-cell>
          <table:table-cell office:value-type="float" office:value="184" calcext:value-type="float">
            <text:p>184</text:p>
          </table:table-cell>
          <table:table-cell office:value-type="float" office:value="52.4922857142857" calcext:value-type="float">
            <text:p>52.4923</text:p>
          </table:table-cell>
          <table:table-cell office:value-type="float" office:value="13.32" calcext:value-type="float">
            <text:p>13.320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.4124" calcext:value-type="float">
            <text:p>52.4124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166" calcext:value-type="float">
            <text:p>166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3" calcext:value-type="float">
            <text:p>3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47" calcext:value-type="float">
            <text:p>47</text:p>
          </table:table-cell>
          <table:table-cell office:value-type="float" office:value="52.5121111111111" calcext:value-type="float">
            <text:p>52.5121</text:p>
          </table:table-cell>
          <table:table-cell office:value-type="float" office:value="13.4891111111111" calcext:value-type="float">
            <text:p>13.489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56" calcext:value-type="float">
            <text:p>56</text:p>
          </table:table-cell>
          <table:table-cell office:value-type="float" office:value="52.5121111111111" calcext:value-type="float">
            <text:p>52.5121</text:p>
          </table:table-cell>
          <table:table-cell office:value-type="float" office:value="13.4891111111111" calcext:value-type="float">
            <text:p>13.489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81" calcext:value-type="float">
            <text:p>81</text:p>
          </table:table-cell>
          <table:table-cell office:value-type="float" office:value="52.5404285714286" calcext:value-type="float">
            <text:p>52.5404</text:p>
          </table:table-cell>
          <table:table-cell office:value-type="float" office:value="13.412" calcext:value-type="float">
            <text:p>13.412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118" calcext:value-type="float">
            <text:p>118</text:p>
          </table:table-cell>
          <table:table-cell office:value-type="float" office:value="52.3152" calcext:value-type="float">
            <text:p>52.3152</text:p>
          </table:table-cell>
          <table:table-cell office:value-type="float" office:value="13.602" calcext:value-type="float">
            <text:p>13.602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131" calcext:value-type="float">
            <text:p>131</text:p>
          </table:table-cell>
          <table:table-cell office:value-type="float" office:value="52.5172222222222" calcext:value-type="float">
            <text:p>52.5172</text:p>
          </table:table-cell>
          <table:table-cell office:value-type="float" office:value="13.3768888888889" calcext:value-type="float">
            <text:p>13.376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138" calcext:value-type="float">
            <text:p>138</text:p>
          </table:table-cell>
          <table:table-cell office:value-type="float" office:value="52.5172222222222" calcext:value-type="float">
            <text:p>52.5172</text:p>
          </table:table-cell>
          <table:table-cell office:value-type="float" office:value="13.3768888888889" calcext:value-type="float">
            <text:p>13.376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175" calcext:value-type="float">
            <text:p>175</text:p>
          </table:table-cell>
          <table:table-cell office:value-type="float" office:value="52.5172222222222" calcext:value-type="float">
            <text:p>52.5172</text:p>
          </table:table-cell>
          <table:table-cell office:value-type="float" office:value="13.3768888888889" calcext:value-type="float">
            <text:p>13.3769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2.4939166666667" calcext:value-type="float">
            <text:p>52.4939</text:p>
          </table:table-cell>
          <table:table-cell office:value-type="float" office:value="13.3309166666667" calcext:value-type="float">
            <text:p>13.3309</text:p>
          </table:table-cell>
          <table:table-cell office:value-type="float" office:value="182" calcext:value-type="float">
            <text:p>182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5168571428572" calcext:value-type="float">
            <text:p>52.5169</text:p>
          </table:table-cell>
          <table:table-cell office:value-type="float" office:value="13.409" calcext:value-type="float">
            <text:p>13.4090</text:p>
          </table:table-cell>
          <table:table-cell office:value-type="float" office:value="37" calcext:value-type="float">
            <text:p>37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5168571428572" calcext:value-type="float">
            <text:p>52.5169</text:p>
          </table:table-cell>
          <table:table-cell office:value-type="float" office:value="13.409" calcext:value-type="float">
            <text:p>13.4090</text:p>
          </table:table-cell>
          <table:table-cell office:value-type="float" office:value="184" calcext:value-type="float">
            <text:p>184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3.363" calcext:value-type="float">
            <text:p>13.363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.5168571428572" calcext:value-type="float">
            <text:p>52.5169</text:p>
          </table:table-cell>
          <table:table-cell office:value-type="float" office:value="13.409" calcext:value-type="float">
            <text:p>13.4090</text:p>
          </table:table-cell>
          <table:table-cell office:value-type="float" office:value="206" calcext:value-type="float">
            <text:p>206</text:p>
          </table:table-cell>
          <table:table-cell office:value-type="float" office:value="52.5148461538462" calcext:value-type="float">
            <text:p>52.5148</text:p>
          </table:table-cell>
          <table:table-cell office:value-type="float" office:value="13.4193846153846" calcext:value-type="float">
            <text:p>13.419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5103076923077" calcext:value-type="float">
            <text:p>52.5103</text:p>
          </table:table-cell>
          <table:table-cell office:value-type="float" office:value="13.3805384615385" calcext:value-type="float">
            <text:p>13.3805</text:p>
          </table:table-cell>
          <table:table-cell office:value-type="float" office:value="112" calcext:value-type="float">
            <text:p>112</text:p>
          </table:table-cell>
          <table:table-cell office:value-type="float" office:value="52.5148461538462" calcext:value-type="float">
            <text:p>52.5148</text:p>
          </table:table-cell>
          <table:table-cell office:value-type="float" office:value="13.4193846153846" calcext:value-type="float">
            <text:p>13.4194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5103076923077" calcext:value-type="float">
            <text:p>52.5103</text:p>
          </table:table-cell>
          <table:table-cell office:value-type="float" office:value="13.3805384615385" calcext:value-type="float">
            <text:p>13.3805</text:p>
          </table:table-cell>
          <table:table-cell office:value-type="float" office:value="171" calcext:value-type="float">
            <text:p>171</text:p>
          </table:table-cell>
          <table:table-cell office:value-type="float" office:value="52.5193333333333" calcext:value-type="float">
            <text:p>52.5193</text:p>
          </table:table-cell>
          <table:table-cell office:value-type="float" office:value="13.401333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.5103076923077" calcext:value-type="float">
            <text:p>52.5103</text:p>
          </table:table-cell>
          <table:table-cell office:value-type="float" office:value="13.3805384615385" calcext:value-type="float">
            <text:p>13.3805</text:p>
          </table:table-cell>
          <table:table-cell office:value-type="float" office:value="197" calcext:value-type="float">
            <text:p>197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5635714285714" calcext:value-type="float">
            <text:p>52.5636</text:p>
          </table:table-cell>
          <table:table-cell office:value-type="float" office:value="13.3642857142857" calcext:value-type="float">
            <text:p>13.3643</text:p>
          </table:table-cell>
          <table:table-cell office:value-type="float" office:value="22" calcext:value-type="float">
            <text:p>22</text:p>
          </table:table-cell>
          <table:table-cell office:value-type="float" office:value="52.5517142857143" calcext:value-type="float">
            <text:p>52.5517</text:p>
          </table:table-cell>
          <table:table-cell office:value-type="float" office:value="13.466" calcext:value-type="float">
            <text:p>13.466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.5635714285714" calcext:value-type="float">
            <text:p>52.5636</text:p>
          </table:table-cell>
          <table:table-cell office:value-type="float" office:value="13.3642857142857" calcext:value-type="float">
            <text:p>13.3643</text:p>
          </table:table-cell>
          <table:table-cell office:value-type="float" office:value="179" calcext:value-type="float">
            <text:p>179</text:p>
          </table:table-cell>
          <table:table-cell office:value-type="float" office:value="52.463" calcext:value-type="float">
            <text:p>52.4630</text:p>
          </table:table-cell>
          <table:table-cell office:value-type="float" office:value="13.4442" calcext:value-type="float">
            <text:p>13.444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office:value-type="float" office:value="27" calcext:value-type="float">
            <text:p>27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2925" calcext:value-type="float">
            <text:p>13.2925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office:value-type="float" office:value="28" calcext:value-type="float">
            <text:p>28</text:p>
          </table:table-cell>
          <table:table-cell office:value-type="float" office:value="52.4906666666667" calcext:value-type="float">
            <text:p>52.4907</text:p>
          </table:table-cell>
          <table:table-cell office:value-type="float" office:value="13.3143333333333" calcext:value-type="float">
            <text:p>13.314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office:value-type="float" office:value="112" calcext:value-type="float">
            <text:p>112</text:p>
          </table:table-cell>
          <table:table-cell office:value-type="float" office:value="52.5546" calcext:value-type="float">
            <text:p>52.5546</text:p>
          </table:table-cell>
          <table:table-cell office:value-type="float" office:value="13.29" calcext:value-type="float">
            <text:p>13.290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office:value-type="float" office:value="131" calcext:value-type="float">
            <text:p>131</text:p>
          </table:table-cell>
          <table:table-cell office:value-type="float" office:value="52.54" calcext:value-type="float">
            <text:p>52.5400</text:p>
          </table:table-cell>
          <table:table-cell office:value-type="float" office:value="13.4022" calcext:value-type="float">
            <text:p>13.402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5141" calcext:value-type="float">
            <text:p>52.5141</text:p>
          </table:table-cell>
          <table:table-cell office:value-type="float" office:value="13.3487" calcext:value-type="float">
            <text:p>13.3487</text:p>
          </table:table-cell>
          <table:table-cell office:value-type="float" office:value="151" calcext:value-type="float">
            <text:p>151</text:p>
          </table:table-cell>
          <table:table-cell office:value-type="float" office:value="52.54" calcext:value-type="float">
            <text:p>52.5400</text:p>
          </table:table-cell>
          <table:table-cell office:value-type="float" office:value="13.4022" calcext:value-type="float">
            <text:p>13.402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.492" calcext:value-type="float">
            <text:p>52.4920</text:p>
          </table:table-cell>
          <table:table-cell office:value-type="float" office:value="13.3718" calcext:value-type="float">
            <text:p>13.3718</text:p>
          </table:table-cell>
          <table:table-cell office:value-type="float" office:value="29" calcext:value-type="float">
            <text:p>29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442" calcext:value-type="float">
            <text:p>13.442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.495" calcext:value-type="float">
            <text:p>52.4950</text:p>
          </table:table-cell>
          <table:table-cell office:value-type="float" office:value="13.335" calcext:value-type="float">
            <text:p>13.3350</text:p>
          </table:table-cell>
          <table:table-cell office:value-type="float" office:value="73" calcext:value-type="float">
            <text:p>73</text:p>
          </table:table-cell>
          <table:table-cell office:value-type="float" office:value="52.5290909090909" calcext:value-type="float">
            <text:p>52.5291</text:p>
          </table:table-cell>
          <table:table-cell office:value-type="float" office:value="13.4095454545455" calcext:value-type="float">
            <text:p>13.4095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.495" calcext:value-type="float">
            <text:p>52.4950</text:p>
          </table:table-cell>
          <table:table-cell office:value-type="float" office:value="13.335" calcext:value-type="float">
            <text:p>13.3350</text:p>
          </table:table-cell>
          <table:table-cell office:value-type="float" office:value="114" calcext:value-type="float">
            <text:p>11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412" calcext:value-type="float">
            <text:p>13.4120</text:p>
          </table:table-cell>
          <table:table-cell office:value-type="float" office:value="55" calcext:value-type="float">
            <text:p>55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13.377" calcext:value-type="float">
            <text:p>13.3770</text:p>
          </table:table-cell>
          <table:table-cell office:value-type="float" office:value="9" calcext:value-type="float">
            <text:p>9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13.377" calcext:value-type="float">
            <text:p>13.3770</text:p>
          </table:table-cell>
          <table:table-cell office:value-type="float" office:value="77" calcext:value-type="float">
            <text:p>7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.5126" calcext:value-type="float">
            <text:p>52.5126</text:p>
          </table:table-cell>
          <table:table-cell office:value-type="float" office:value="13.377" calcext:value-type="float">
            <text:p>13.3770</text:p>
          </table:table-cell>
          <table:table-cell office:value-type="float" office:value="92" calcext:value-type="float">
            <text:p>92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452" calcext:value-type="float">
            <text:p>52.4520</text:p>
          </table:table-cell>
          <table:table-cell office:value-type="float" office:value="13.452" calcext:value-type="float">
            <text:p>13.4520</text:p>
          </table:table-cell>
          <table:table-cell office:value-type="float" office:value="55" calcext:value-type="float">
            <text:p>55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.452" calcext:value-type="float">
            <text:p>52.4520</text:p>
          </table:table-cell>
          <table:table-cell office:value-type="float" office:value="13.452" calcext:value-type="float">
            <text:p>13.4520</text:p>
          </table:table-cell>
          <table:table-cell office:value-type="float" office:value="143" calcext:value-type="float">
            <text:p>143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21" calcext:value-type="float">
            <text:p>21</text:p>
          </table:table-cell>
          <table:table-cell office:value-type="float" office:value="52.476" calcext:value-type="float">
            <text:p>52.4760</text:p>
          </table:table-cell>
          <table:table-cell office:value-type="float" office:value="13.3645" calcext:value-type="float">
            <text:p>13.364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27" calcext:value-type="float">
            <text:p>27</text:p>
          </table:table-cell>
          <table:table-cell office:value-type="float" office:value="52.549" calcext:value-type="float">
            <text:p>52.5490</text:p>
          </table:table-cell>
          <table:table-cell office:value-type="float" office:value="13.3896666666667" calcext:value-type="float">
            <text:p>13.38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32" calcext:value-type="float">
            <text:p>32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76" calcext:value-type="float">
            <text:p>76</text:p>
          </table:table-cell>
          <table:table-cell office:value-type="float" office:value="52.4783333333333" calcext:value-type="float">
            <text:p>52.4783</text:p>
          </table:table-cell>
          <table:table-cell office:value-type="float" office:value="13.32" calcext:value-type="float">
            <text:p>13.320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112" calcext:value-type="float">
            <text:p>112</text:p>
          </table:table-cell>
          <table:table-cell office:value-type="float" office:value="52.4786666666667" calcext:value-type="float">
            <text:p>52.4787</text:p>
          </table:table-cell>
          <table:table-cell office:value-type="float" office:value="13.3445333333333" calcext:value-type="float">
            <text:p>13.3445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115" calcext:value-type="float">
            <text:p>115</text:p>
          </table:table-cell>
          <table:table-cell office:value-type="float" office:value="52.5019090909091" calcext:value-type="float">
            <text:p>52.5019</text:p>
          </table:table-cell>
          <table:table-cell office:value-type="float" office:value="13.3432727272727" calcext:value-type="float">
            <text:p>13.343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116" calcext:value-type="float">
            <text:p>116</text:p>
          </table:table-cell>
          <table:table-cell office:value-type="float" office:value="52.5303846153846" calcext:value-type="float">
            <text:p>52.5304</text:p>
          </table:table-cell>
          <table:table-cell office:value-type="float" office:value="13.4006153846154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126" calcext:value-type="float">
            <text:p>126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.52032" calcext:value-type="float">
            <text:p>52.5203</text:p>
          </table:table-cell>
          <table:table-cell office:value-type="float" office:value="13.3872" calcext:value-type="float">
            <text:p>13.3872</text:p>
          </table:table-cell>
          <table:table-cell office:value-type="float" office:value="206" calcext:value-type="float">
            <text:p>206</text:p>
          </table:table-cell>
          <table:table-cell office:value-type="float" office:value="52.5344444444444" calcext:value-type="float">
            <text:p>52.5344</text:p>
          </table:table-cell>
          <table:table-cell office:value-type="float" office:value="13.1956666666667" calcext:value-type="float">
            <text:p>13.195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6" calcext:value-type="float">
            <text:p>6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333" calcext:value-type="float">
            <text:p>13.328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60" calcext:value-type="float">
            <text:p>60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82" calcext:value-type="float">
            <text:p>8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104" calcext:value-type="float">
            <text:p>104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109" calcext:value-type="float">
            <text:p>109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111" calcext:value-type="float">
            <text:p>111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2.512625" calcext:value-type="float">
            <text:p>52.5126</text:p>
          </table:table-cell>
          <table:table-cell office:value-type="float" office:value="13.322125" calcext:value-type="float">
            <text:p>13.3221</text:p>
          </table:table-cell>
          <table:table-cell office:value-type="float" office:value="115" calcext:value-type="float">
            <text:p>115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30375" calcext:value-type="float">
            <text:p>13.303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536666666667" calcext:value-type="float">
            <text:p>52.5537</text:p>
          </table:table-cell>
          <table:table-cell office:value-type="float" office:value="13.2927777777778" calcext:value-type="float">
            <text:p>13.2928</text:p>
          </table:table-cell>
          <table:table-cell office:value-type="float" office:value="14" calcext:value-type="float">
            <text:p>14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246" calcext:value-type="float">
            <text:p>13.324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536666666667" calcext:value-type="float">
            <text:p>52.5537</text:p>
          </table:table-cell>
          <table:table-cell office:value-type="float" office:value="13.2927777777778" calcext:value-type="float">
            <text:p>13.2928</text:p>
          </table:table-cell>
          <table:table-cell office:value-type="float" office:value="79" calcext:value-type="float">
            <text:p>79</text:p>
          </table:table-cell>
          <table:table-cell office:value-type="float" office:value="52.5223333333333" calcext:value-type="float">
            <text:p>52.5223</text:p>
          </table:table-cell>
          <table:table-cell office:value-type="float" office:value="13.3784761904762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536666666667" calcext:value-type="float">
            <text:p>52.5537</text:p>
          </table:table-cell>
          <table:table-cell office:value-type="float" office:value="13.2927777777778" calcext:value-type="float">
            <text:p>13.2928</text:p>
          </table:table-cell>
          <table:table-cell office:value-type="float" office:value="84" calcext:value-type="float">
            <text:p>84</text:p>
          </table:table-cell>
          <table:table-cell office:value-type="float" office:value="52.5223333333333" calcext:value-type="float">
            <text:p>52.5223</text:p>
          </table:table-cell>
          <table:table-cell office:value-type="float" office:value="13.3784761904762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.5536666666667" calcext:value-type="float">
            <text:p>52.5537</text:p>
          </table:table-cell>
          <table:table-cell office:value-type="float" office:value="13.2927777777778" calcext:value-type="float">
            <text:p>13.2928</text:p>
          </table:table-cell>
          <table:table-cell office:value-type="float" office:value="172" calcext:value-type="float">
            <text:p>172</text:p>
          </table:table-cell>
          <table:table-cell office:value-type="float" office:value="52.5223333333333" calcext:value-type="float">
            <text:p>52.5223</text:p>
          </table:table-cell>
          <table:table-cell office:value-type="float" office:value="13.3784761904762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5415" calcext:value-type="float">
            <text:p>52.5415</text:p>
          </table:table-cell>
          <table:table-cell office:value-type="float" office:value="13.544" calcext:value-type="float">
            <text:p>13.5440</text:p>
          </table:table-cell>
          <table:table-cell office:value-type="float" office:value="130" calcext:value-type="float">
            <text:p>130</text:p>
          </table:table-cell>
          <table:table-cell office:value-type="float" office:value="52.5223333333333" calcext:value-type="float">
            <text:p>52.5223</text:p>
          </table:table-cell>
          <table:table-cell office:value-type="float" office:value="13.3784761904762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29" calcext:value-type="float">
            <text:p>29</text:p>
          </table:table-cell>
          <table:table-cell office:value-type="float" office:value="52.5223333333333" calcext:value-type="float">
            <text:p>52.5223</text:p>
          </table:table-cell>
          <table:table-cell office:value-type="float" office:value="13.3784761904762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66" calcext:value-type="float">
            <text:p>66</text:p>
          </table:table-cell>
          <table:table-cell office:value-type="float" office:value="52.4988571428572" calcext:value-type="float">
            <text:p>52.4989</text:p>
          </table:table-cell>
          <table:table-cell office:value-type="float" office:value="13.3807142857143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76" calcext:value-type="float">
            <text:p>76</text:p>
          </table:table-cell>
          <table:table-cell office:value-type="float" office:value="52.4988571428572" calcext:value-type="float">
            <text:p>52.4989</text:p>
          </table:table-cell>
          <table:table-cell office:value-type="float" office:value="13.3807142857143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97" calcext:value-type="float">
            <text:p>97</text:p>
          </table:table-cell>
          <table:table-cell office:value-type="float" office:value="52.4988571428572" calcext:value-type="float">
            <text:p>52.4989</text:p>
          </table:table-cell>
          <table:table-cell office:value-type="float" office:value="13.3807142857143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12" calcext:value-type="float">
            <text:p>112</text:p>
          </table:table-cell>
          <table:table-cell office:value-type="float" office:value="52.499" calcext:value-type="float">
            <text:p>52.4990</text:p>
          </table:table-cell>
          <table:table-cell office:value-type="float" office:value="13.335" calcext:value-type="float">
            <text:p>13.335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15" calcext:value-type="float">
            <text:p>115</text:p>
          </table:table-cell>
          <table:table-cell office:value-type="float" office:value="52.5365" calcext:value-type="float">
            <text:p>52.5365</text:p>
          </table:table-cell>
          <table:table-cell office:value-type="float" office:value="13.434" calcext:value-type="float">
            <text:p>13.434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31" calcext:value-type="float">
            <text:p>13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38" calcext:value-type="float">
            <text:p>138</text:p>
          </table:table-cell>
          <table:table-cell office:value-type="float" office:value="52.4934" calcext:value-type="float">
            <text:p>52.4934</text:p>
          </table:table-cell>
          <table:table-cell office:value-type="float" office:value="13.526" calcext:value-type="float">
            <text:p>13.526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51" calcext:value-type="float">
            <text:p>151</text:p>
          </table:table-cell>
          <table:table-cell office:value-type="float" office:value="52.5068571428571" calcext:value-type="float">
            <text:p>52.5069</text:p>
          </table:table-cell>
          <table:table-cell office:value-type="float" office:value="13.3077857142857" calcext:value-type="float">
            <text:p>13.3078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2.5104375" calcext:value-type="float">
            <text:p>52.5104</text:p>
          </table:table-cell>
          <table:table-cell office:value-type="float" office:value="13.384375" calcext:value-type="float">
            <text:p>13.3844</text:p>
          </table:table-cell>
          <table:table-cell office:value-type="float" office:value="197" calcext:value-type="float">
            <text:p>197</text:p>
          </table:table-cell>
          <table:table-cell office:value-type="float" office:value="52.5068571428571" calcext:value-type="float">
            <text:p>52.5069</text:p>
          </table:table-cell>
          <table:table-cell office:value-type="float" office:value="13.3077857142857" calcext:value-type="float">
            <text:p>13.3078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.4965" calcext:value-type="float">
            <text:p>52.4965</text:p>
          </table:table-cell>
          <table:table-cell office:value-type="float" office:value="13.289" calcext:value-type="float">
            <text:p>13.2890</text:p>
          </table:table-cell>
          <table:table-cell office:value-type="float" office:value="136" calcext:value-type="float">
            <text:p>136</text:p>
          </table:table-cell>
          <table:table-cell office:value-type="float" office:value="52.5143333333333" calcext:value-type="float">
            <text:p>52.5143</text:p>
          </table:table-cell>
          <table:table-cell office:value-type="float" office:value="13.4061666666667" calcext:value-type="float">
            <text:p>13.406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2.519" calcext:value-type="float">
            <text:p>52.5190</text:p>
          </table:table-cell>
          <table:table-cell office:value-type="float" office:value="13.374" calcext:value-type="float">
            <text:p>13.3740</text:p>
          </table:table-cell>
          <table:table-cell office:value-type="float" office:value="112" calcext:value-type="float">
            <text:p>112</text:p>
          </table:table-cell>
          <table:table-cell office:value-type="float" office:value="52.4976666666667" calcext:value-type="float">
            <text:p>52.4977</text:p>
          </table:table-cell>
          <table:table-cell office:value-type="float" office:value="13.39555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.489625" calcext:value-type="float">
            <text:p>52.4896</text:p>
          </table:table-cell>
          <table:table-cell office:value-type="float" office:value="13.345125" calcext:value-type="float">
            <text:p>13.3451</text:p>
          </table:table-cell>
          <table:table-cell office:value-type="float" office:value="83" calcext:value-type="float">
            <text:p>83</text:p>
          </table:table-cell>
          <table:table-cell office:value-type="float" office:value="52.4976666666667" calcext:value-type="float">
            <text:p>52.4977</text:p>
          </table:table-cell>
          <table:table-cell office:value-type="float" office:value="13.39555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.493" calcext:value-type="float">
            <text:p>52.4930</text:p>
          </table:table-cell>
          <table:table-cell office:value-type="float" office:value="13.2922" calcext:value-type="float">
            <text:p>13.2922</text:p>
          </table:table-cell>
          <table:table-cell office:value-type="float" office:value="193" calcext:value-type="float">
            <text:p>193</text:p>
          </table:table-cell>
          <table:table-cell office:value-type="float" office:value="52.4976666666667" calcext:value-type="float">
            <text:p>52.4977</text:p>
          </table:table-cell>
          <table:table-cell office:value-type="float" office:value="13.39555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5128571428571" calcext:value-type="float">
            <text:p>52.5129</text:p>
          </table:table-cell>
          <table:table-cell office:value-type="float" office:value="13.4244285714286" calcext:value-type="float">
            <text:p>13.4244</text:p>
          </table:table-cell>
          <table:table-cell office:value-type="float" office:value="147" calcext:value-type="float">
            <text:p>147</text:p>
          </table:table-cell>
          <table:table-cell office:value-type="float" office:value="52.4976666666667" calcext:value-type="float">
            <text:p>52.4977</text:p>
          </table:table-cell>
          <table:table-cell office:value-type="float" office:value="13.39555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5128571428571" calcext:value-type="float">
            <text:p>52.5129</text:p>
          </table:table-cell>
          <table:table-cell office:value-type="float" office:value="13.4244285714286" calcext:value-type="float">
            <text:p>13.4244</text:p>
          </table:table-cell>
          <table:table-cell office:value-type="float" office:value="176" calcext:value-type="float">
            <text:p>176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.5128571428571" calcext:value-type="float">
            <text:p>52.5129</text:p>
          </table:table-cell>
          <table:table-cell office:value-type="float" office:value="13.4244285714286" calcext:value-type="float">
            <text:p>13.4244</text:p>
          </table:table-cell>
          <table:table-cell office:value-type="float" office:value="189" calcext:value-type="float">
            <text:p>189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6667" calcext:value-type="float">
            <text:p>13.393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5627142857143" calcext:value-type="float">
            <text:p>52.5627</text:p>
          </table:table-cell>
          <table:table-cell office:value-type="float" office:value="13.3267142857143" calcext:value-type="float">
            <text:p>13.3267</text:p>
          </table:table-cell>
          <table:table-cell office:value-type="float" office:value="101" calcext:value-type="float">
            <text:p>101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.5627142857143" calcext:value-type="float">
            <text:p>52.5627</text:p>
          </table:table-cell>
          <table:table-cell office:value-type="float" office:value="13.3267142857143" calcext:value-type="float">
            <text:p>13.3267</text:p>
          </table:table-cell>
          <table:table-cell office:value-type="float" office:value="179" calcext:value-type="float">
            <text:p>179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461" calcext:value-type="float">
            <text:p>52.4610</text:p>
          </table:table-cell>
          <table:table-cell office:value-type="float" office:value="13.5036666666667" calcext:value-type="float">
            <text:p>13.5037</text:p>
          </table:table-cell>
          <table:table-cell office:value-type="float" office:value="38" calcext:value-type="float">
            <text:p>38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461" calcext:value-type="float">
            <text:p>52.4610</text:p>
          </table:table-cell>
          <table:table-cell office:value-type="float" office:value="13.5036666666667" calcext:value-type="float">
            <text:p>13.5037</text:p>
          </table:table-cell>
          <table:table-cell office:value-type="float" office:value="139" calcext:value-type="float">
            <text:p>139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.5045" calcext:value-type="float">
            <text:p>52.5045</text:p>
          </table:table-cell>
          <table:table-cell office:value-type="float" office:value="13.408" calcext:value-type="float">
            <text:p>13.4080</text:p>
          </table:table-cell>
          <table:table-cell office:value-type="float" office:value="147" calcext:value-type="float">
            <text:p>147</text:p>
          </table:table-cell>
          <table:table-cell office:value-type="float" office:value="52.5111111111111" calcext:value-type="float">
            <text:p>52.5111</text:p>
          </table:table-cell>
          <table:table-cell office:value-type="float" office:value="13.401333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.4828" calcext:value-type="float">
            <text:p>52.4828</text:p>
          </table:table-cell>
          <table:table-cell office:value-type="float" office:value="13.32" calcext:value-type="float">
            <text:p>13.3200</text:p>
          </table:table-cell>
          <table:table-cell office:value-type="float" office:value="103" calcext:value-type="float">
            <text:p>103</text:p>
          </table:table-cell>
          <table:table-cell office:value-type="float" office:value="52.5111111111111" calcext:value-type="float">
            <text:p>52.5111</text:p>
          </table:table-cell>
          <table:table-cell office:value-type="float" office:value="13.401333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office:value-type="float" office:value="48" calcext:value-type="float">
            <text:p>48</text:p>
          </table:table-cell>
          <table:table-cell office:value-type="float" office:value="52.4596666666667" calcext:value-type="float">
            <text:p>52.4597</text:p>
          </table:table-cell>
          <table:table-cell office:value-type="float" office:value="13.4571666666667" calcext:value-type="float">
            <text:p>13.457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office:value-type="float" office:value="97" calcext:value-type="float">
            <text:p>97</text:p>
          </table:table-cell>
          <table:table-cell office:value-type="float" office:value="52.4596666666667" calcext:value-type="float">
            <text:p>52.4597</text:p>
          </table:table-cell>
          <table:table-cell office:value-type="float" office:value="13.4571666666667" calcext:value-type="float">
            <text:p>13.457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office:value-type="float" office:value="116" calcext:value-type="float">
            <text:p>116</text:p>
          </table:table-cell>
          <table:table-cell office:value-type="float" office:value="52.5027272727273" calcext:value-type="float">
            <text:p>52.5027</text:p>
          </table:table-cell>
          <table:table-cell office:value-type="float" office:value="13.3751818181818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office:value-type="float" office:value="155" calcext:value-type="float">
            <text:p>155</text:p>
          </table:table-cell>
          <table:table-cell office:value-type="float" office:value="52.5027272727273" calcext:value-type="float">
            <text:p>52.5027</text:p>
          </table:table-cell>
          <table:table-cell office:value-type="float" office:value="13.3751818181818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.5028888888889" calcext:value-type="float">
            <text:p>52.5029</text:p>
          </table:table-cell>
          <table:table-cell office:value-type="float" office:value="13.4468888888889" calcext:value-type="float">
            <text:p>13.4469</text:p>
          </table:table-cell>
          <table:table-cell office:value-type="float" office:value="206" calcext:value-type="float">
            <text:p>206</text:p>
          </table:table-cell>
          <table:table-cell office:value-type="float" office:value="52.5027272727273" calcext:value-type="float">
            <text:p>52.5027</text:p>
          </table:table-cell>
          <table:table-cell office:value-type="float" office:value="13.3751818181818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4922857142857" calcext:value-type="float">
            <text:p>52.4923</text:p>
          </table:table-cell>
          <table:table-cell office:value-type="float" office:value="13.32" calcext:value-type="float">
            <text:p>13.3200</text:p>
          </table:table-cell>
          <table:table-cell office:value-type="float" office:value="44" calcext:value-type="float">
            <text:p>44</text:p>
          </table:table-cell>
          <table:table-cell office:value-type="float" office:value="52.4998571428572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2.4922857142857" calcext:value-type="float">
            <text:p>52.4923</text:p>
          </table:table-cell>
          <table:table-cell office:value-type="float" office:value="13.32" calcext:value-type="float">
            <text:p>13.3200</text:p>
          </table:table-cell>
          <table:table-cell office:value-type="float" office:value="60" calcext:value-type="float">
            <text:p>60</text:p>
          </table:table-cell>
          <table:table-cell office:value-type="float" office:value="52.4998571428572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132" calcext:value-type="float">
            <text:p>132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134" calcext:value-type="float">
            <text:p>134</text:p>
          </table:table-cell>
          <table:table-cell office:value-type="float" office:value="52.5181666666667" calcext:value-type="float">
            <text:p>52.5182</text:p>
          </table:table-cell>
          <table:table-cell office:value-type="float" office:value="13.4289166666667" calcext:value-type="float">
            <text:p>13.428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143" calcext:value-type="float">
            <text:p>143</text:p>
          </table:table-cell>
          <table:table-cell office:value-type="float" office:value="52.5181666666667" calcext:value-type="float">
            <text:p>52.5182</text:p>
          </table:table-cell>
          <table:table-cell office:value-type="float" office:value="13.4289166666667" calcext:value-type="float">
            <text:p>13.42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4173333333333" calcext:value-type="float">
            <text:p>13.4173</text:p>
          </table:table-cell>
          <table:table-cell office:value-type="float" office:value="42" calcext:value-type="float">
            <text:p>42</text:p>
          </table:table-cell>
          <table:table-cell office:value-type="float" office:value="52.5181666666667" calcext:value-type="float">
            <text:p>52.5182</text:p>
          </table:table-cell>
          <table:table-cell office:value-type="float" office:value="13.4289166666667" calcext:value-type="float">
            <text:p>13.4289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4173333333333" calcext:value-type="float">
            <text:p>13.4173</text:p>
          </table:table-cell>
          <table:table-cell office:value-type="float" office:value="131" calcext:value-type="float">
            <text:p>131</text:p>
          </table:table-cell>
          <table:table-cell office:value-type="float" office:value="52.5292857142857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2.502" calcext:value-type="float">
            <text:p>52.5020</text:p>
          </table:table-cell>
          <table:table-cell office:value-type="float" office:value="13.4173333333333" calcext:value-type="float">
            <text:p>13.4173</text:p>
          </table:table-cell>
          <table:table-cell office:value-type="float" office:value="197" calcext:value-type="float">
            <text:p>197</text:p>
          </table:table-cell>
          <table:table-cell office:value-type="float" office:value="52.5292857142857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office:value-type="float" office:value="29" calcext:value-type="float">
            <text:p>29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office:value-type="float" office:value="140" calcext:value-type="float">
            <text:p>140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office:value-type="float" office:value="166" calcext:value-type="float">
            <text:p>166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963636363636" calcext:value-type="float">
            <text:p>13.3964</text:p>
          </table:table-cell>
          <table:table-cell office:value-type="float" office:value="175" calcext:value-type="float">
            <text:p>175</text:p>
          </table:table-cell>
          <table:table-cell office:value-type="float" office:value="52.5215" calcext:value-type="float">
            <text:p>52.5215</text:p>
          </table:table-cell>
          <table:table-cell office:value-type="float" office:value="13.3281666666667" calcext:value-type="float">
            <text:p>13.328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54" calcext:value-type="float">
            <text:p>13.3540</text:p>
          </table:table-cell>
          <table:table-cell office:value-type="float" office:value="173" calcext:value-type="float">
            <text:p>173</text:p>
          </table:table-cell>
          <table:table-cell office:value-type="float" office:value="52.5475" calcext:value-type="float">
            <text:p>52.5475</text:p>
          </table:table-cell>
          <table:table-cell office:value-type="float" office:value="13.413" calcext:value-type="float">
            <text:p>13.4130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5121111111111" calcext:value-type="float">
            <text:p>52.5121</text:p>
          </table:table-cell>
          <table:table-cell office:value-type="float" office:value="13.4891111111111" calcext:value-type="float">
            <text:p>13.4891</text:p>
          </table:table-cell>
          <table:table-cell office:value-type="float" office:value="47" calcext:value-type="float">
            <text:p>47</text:p>
          </table:table-cell>
          <table:table-cell office:value-type="float" office:value="52.4922727272727" calcext:value-type="float">
            <text:p>52.4923</text:p>
          </table:table-cell>
          <table:table-cell office:value-type="float" office:value="13.4584545454545" calcext:value-type="float">
            <text:p>13.458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5121111111111" calcext:value-type="float">
            <text:p>52.5121</text:p>
          </table:table-cell>
          <table:table-cell office:value-type="float" office:value="13.4891111111111" calcext:value-type="float">
            <text:p>13.4891</text:p>
          </table:table-cell>
          <table:table-cell office:value-type="float" office:value="55" calcext:value-type="float">
            <text:p>55</text:p>
          </table:table-cell>
          <table:table-cell office:value-type="float" office:value="52.5171818181818" calcext:value-type="float">
            <text:p>52.5172</text:p>
          </table:table-cell>
          <table:table-cell office:value-type="float" office:value="13.4406363636364" calcext:value-type="float">
            <text:p>13.4406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.5121111111111" calcext:value-type="float">
            <text:p>52.5121</text:p>
          </table:table-cell>
          <table:table-cell office:value-type="float" office:value="13.4891111111111" calcext:value-type="float">
            <text:p>13.4891</text:p>
          </table:table-cell>
          <table:table-cell office:value-type="float" office:value="110" calcext:value-type="float">
            <text:p>110</text:p>
          </table:table-cell>
          <table:table-cell office:value-type="float" office:value="52.5171818181818" calcext:value-type="float">
            <text:p>52.5172</text:p>
          </table:table-cell>
          <table:table-cell office:value-type="float" office:value="13.4406363636364" calcext:value-type="float">
            <text:p>13.440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.5404285714286" calcext:value-type="float">
            <text:p>52.5404</text:p>
          </table:table-cell>
          <table:table-cell office:value-type="float" office:value="13.412" calcext:value-type="float">
            <text:p>13.4120</text:p>
          </table:table-cell>
          <table:table-cell office:value-type="float" office:value="86" calcext:value-type="float">
            <text:p>86</text:p>
          </table:table-cell>
          <table:table-cell office:value-type="float" office:value="52.5171818181818" calcext:value-type="float">
            <text:p>52.5172</text:p>
          </table:table-cell>
          <table:table-cell office:value-type="float" office:value="13.4406363636364" calcext:value-type="float">
            <text:p>13.440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.5404285714286" calcext:value-type="float">
            <text:p>52.5404</text:p>
          </table:table-cell>
          <table:table-cell office:value-type="float" office:value="13.412" calcext:value-type="float">
            <text:p>13.4120</text:p>
          </table:table-cell>
          <table:table-cell office:value-type="float" office:value="160" calcext:value-type="float">
            <text:p>160</text:p>
          </table:table-cell>
          <table:table-cell office:value-type="float" office:value="52.5171818181818" calcext:value-type="float">
            <text:p>52.5172</text:p>
          </table:table-cell>
          <table:table-cell office:value-type="float" office:value="13.4406363636364" calcext:value-type="float">
            <text:p>13.4406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.5404285714286" calcext:value-type="float">
            <text:p>52.5404</text:p>
          </table:table-cell>
          <table:table-cell office:value-type="float" office:value="13.412" calcext:value-type="float">
            <text:p>13.4120</text:p>
          </table:table-cell>
          <table:table-cell office:value-type="float" office:value="179" calcext:value-type="float">
            <text:p>179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.4485714285714" calcext:value-type="float">
            <text:p>52.4486</text:p>
          </table:table-cell>
          <table:table-cell office:value-type="float" office:value="13.379" calcext:value-type="float">
            <text:p>13.3790</text:p>
          </table:table-cell>
          <table:table-cell office:value-type="float" office:value="97" calcext:value-type="float">
            <text:p>97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.4485714285714" calcext:value-type="float">
            <text:p>52.4486</text:p>
          </table:table-cell>
          <table:table-cell office:value-type="float" office:value="13.379" calcext:value-type="float">
            <text:p>13.3790</text:p>
          </table:table-cell>
          <table:table-cell office:value-type="float" office:value="102" calcext:value-type="float">
            <text:p>102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.4485714285714" calcext:value-type="float">
            <text:p>52.4486</text:p>
          </table:table-cell>
          <table:table-cell office:value-type="float" office:value="13.379" calcext:value-type="float">
            <text:p>13.3790</text:p>
          </table:table-cell>
          <table:table-cell office:value-type="float" office:value="116" calcext:value-type="float">
            <text:p>116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326" calcext:value-type="float">
            <text:p>13.326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5172222222222" calcext:value-type="float">
            <text:p>52.5172</text:p>
          </table:table-cell>
          <table:table-cell office:value-type="float" office:value="13.3768888888889" calcext:value-type="float">
            <text:p>13.3769</text:p>
          </table:table-cell>
          <table:table-cell office:value-type="float" office:value="43" calcext:value-type="float">
            <text:p>43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2.5172222222222" calcext:value-type="float">
            <text:p>52.5172</text:p>
          </table:table-cell>
          <table:table-cell office:value-type="float" office:value="13.3768888888889" calcext:value-type="float">
            <text:p>13.3769</text:p>
          </table:table-cell>
          <table:table-cell office:value-type="float" office:value="149" calcext:value-type="float">
            <text:p>149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34" calcext:value-type="float">
            <text:p>13.4340</text:p>
          </table:table-cell>
          <table:table-cell office:value-type="float" office:value="21" calcext:value-type="float">
            <text:p>21</text:p>
          </table:table-cell>
          <table:table-cell office:value-type="float" office:value="51.503" calcext:value-type="float">
            <text:p>51.5030</text:p>
          </table:table-cell>
          <table:table-cell office:value-type="float" office:value="12.36525" calcext:value-type="float">
            <text:p>12.365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34" calcext:value-type="float">
            <text:p>13.4340</text:p>
          </table:table-cell>
          <table:table-cell office:value-type="float" office:value="62" calcext:value-type="float">
            <text:p>62</text:p>
          </table:table-cell>
          <table:table-cell office:value-type="float" office:value="52.503" calcext:value-type="float">
            <text:p>52.5030</text:p>
          </table:table-cell>
          <table:table-cell office:value-type="float" office:value="13.36525" calcext:value-type="float">
            <text:p>13.365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34" calcext:value-type="float">
            <text:p>13.4340</text:p>
          </table:table-cell>
          <table:table-cell office:value-type="float" office:value="163" calcext:value-type="float">
            <text:p>163</text:p>
          </table:table-cell>
          <table:table-cell office:value-type="float" office:value="52.5164285714286" calcext:value-type="float">
            <text:p>52.5164</text:p>
          </table:table-cell>
          <table:table-cell office:value-type="float" office:value="13.454" calcext:value-type="float">
            <text:p>13.454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34" calcext:value-type="float">
            <text:p>13.4340</text:p>
          </table:table-cell>
          <table:table-cell office:value-type="float" office:value="184" calcext:value-type="float">
            <text:p>184</text:p>
          </table:table-cell>
          <table:table-cell office:value-type="float" office:value="52.5164285714286" calcext:value-type="float">
            <text:p>52.5164</text:p>
          </table:table-cell>
          <table:table-cell office:value-type="float" office:value="13.454" calcext:value-type="float">
            <text:p>13.4540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34" calcext:value-type="float">
            <text:p>13.4340</text:p>
          </table:table-cell>
          <table:table-cell office:value-type="float" office:value="206" calcext:value-type="float">
            <text:p>206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3" calcext:value-type="float">
            <text:p>3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37" calcext:value-type="float">
            <text:p>37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100" calcext:value-type="float">
            <text:p>100</text:p>
          </table:table-cell>
          <table:table-cell office:value-type="float" office:value="52.5302857142857" calcext:value-type="float">
            <text:p>52.5303</text:p>
          </table:table-cell>
          <table:table-cell office:value-type="float" office:value="13.3838571428571" calcext:value-type="float">
            <text:p>13.3839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134" calcext:value-type="float">
            <text:p>134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44" calcext:value-type="float">
            <text:p>13.3440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172" calcext:value-type="float">
            <text:p>172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.5460625" calcext:value-type="float">
            <text:p>52.5461</text:p>
          </table:table-cell>
          <table:table-cell office:value-type="float" office:value="13.358875" calcext:value-type="float">
            <text:p>13.3589</text:p>
          </table:table-cell>
          <table:table-cell office:value-type="float" office:value="203" calcext:value-type="float">
            <text:p>203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office:value-type="float" office:value="3" calcext:value-type="float">
            <text:p>3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office:value-type="float" office:value="66" calcext:value-type="float">
            <text:p>66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office:value-type="float" office:value="134" calcext:value-type="float">
            <text:p>134</text:p>
          </table:table-cell>
          <table:table-cell office:value-type="float" office:value="52.52525" calcext:value-type="float">
            <text:p>52.5253</text:p>
          </table:table-cell>
          <table:table-cell office:value-type="float" office:value="13.4035" calcext:value-type="float">
            <text:p>13.403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.5061666666667" calcext:value-type="float">
            <text:p>52.5062</text:p>
          </table:table-cell>
          <table:table-cell office:value-type="float" office:value="13.3520833333333" calcext:value-type="float">
            <text:p>13.3521</text:p>
          </table:table-cell>
          <table:table-cell office:value-type="float" office:value="140" calcext:value-type="float">
            <text:p>140</text:p>
          </table:table-cell>
          <table:table-cell office:value-type="float" office:value="52.5051111111111" calcext:value-type="float">
            <text:p>52.5051</text:p>
          </table:table-cell>
          <table:table-cell office:value-type="float" office:value="13.3184444444444" calcext:value-type="float">
            <text:p>13.3184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.5168" calcext:value-type="float">
            <text:p>52.5168</text:p>
          </table:table-cell>
          <table:table-cell office:value-type="float" office:value="13.3944" calcext:value-type="float">
            <text:p>13.3944</text:p>
          </table:table-cell>
          <table:table-cell office:value-type="float" office:value="144" calcext:value-type="float">
            <text:p>144</text:p>
          </table:table-cell>
          <table:table-cell office:value-type="float" office:value="52.4723076923077" calcext:value-type="float">
            <text:p>52.4723</text:p>
          </table:table-cell>
          <table:table-cell office:value-type="float" office:value="13.3666923076923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.5168" calcext:value-type="float">
            <text:p>52.5168</text:p>
          </table:table-cell>
          <table:table-cell office:value-type="float" office:value="13.3944" calcext:value-type="float">
            <text:p>13.3944</text:p>
          </table:table-cell>
          <table:table-cell office:value-type="float" office:value="187" calcext:value-type="float">
            <text:p>187</text:p>
          </table:table-cell>
          <table:table-cell office:value-type="float" office:value="52.4723076923077" calcext:value-type="float">
            <text:p>52.4723</text:p>
          </table:table-cell>
          <table:table-cell office:value-type="float" office:value="13.3666923076923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3.363" calcext:value-type="float">
            <text:p>13.3630</text:p>
          </table:table-cell>
          <table:table-cell office:value-type="float" office:value="7" calcext:value-type="float">
            <text:p>7</text:p>
          </table:table-cell>
          <table:table-cell office:value-type="float" office:value="52.4723076923077" calcext:value-type="float">
            <text:p>52.4723</text:p>
          </table:table-cell>
          <table:table-cell office:value-type="float" office:value="13.3666923076923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3.363" calcext:value-type="float">
            <text:p>13.3630</text:p>
          </table:table-cell>
          <table:table-cell office:value-type="float" office:value="16" calcext:value-type="float">
            <text:p>16</text:p>
          </table:table-cell>
          <table:table-cell office:value-type="float" office:value="52.5032727272727" calcext:value-type="float">
            <text:p>52.5033</text:p>
          </table:table-cell>
          <table:table-cell office:value-type="float" office:value="13.4689090909091" calcext:value-type="float">
            <text:p>13.468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2.5075" calcext:value-type="float">
            <text:p>52.5075</text:p>
          </table:table-cell>
          <table:table-cell office:value-type="float" office:value="13.363" calcext:value-type="float">
            <text:p>13.3630</text:p>
          </table:table-cell>
          <table:table-cell office:value-type="float" office:value="166" calcext:value-type="float">
            <text:p>166</text:p>
          </table:table-cell>
          <table:table-cell office:value-type="float" office:value="52.5091578947368" calcext:value-type="float">
            <text:p>52.5092</text:p>
          </table:table-cell>
          <table:table-cell office:value-type="float" office:value="13.3898947368421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5067142857143" calcext:value-type="float">
            <text:p>52.5067</text:p>
          </table:table-cell>
          <table:table-cell office:value-type="float" office:value="13.3981428571429" calcext:value-type="float">
            <text:p>13.3981</text:p>
          </table:table-cell>
          <table:table-cell office:value-type="float" office:value="26" calcext:value-type="float">
            <text:p>26</text:p>
          </table:table-cell>
          <table:table-cell office:value-type="float" office:value="52.5091578947368" calcext:value-type="float">
            <text:p>52.5092</text:p>
          </table:table-cell>
          <table:table-cell office:value-type="float" office:value="13.3898947368421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5067142857143" calcext:value-type="float">
            <text:p>52.5067</text:p>
          </table:table-cell>
          <table:table-cell office:value-type="float" office:value="13.3981428571429" calcext:value-type="float">
            <text:p>13.3981</text:p>
          </table:table-cell>
          <table:table-cell office:value-type="float" office:value="80" calcext:value-type="float">
            <text:p>80</text:p>
          </table:table-cell>
          <table:table-cell office:value-type="float" office:value="52.5091578947368" calcext:value-type="float">
            <text:p>52.5092</text:p>
          </table:table-cell>
          <table:table-cell office:value-type="float" office:value="13.3898947368421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5067142857143" calcext:value-type="float">
            <text:p>52.5067</text:p>
          </table:table-cell>
          <table:table-cell office:value-type="float" office:value="13.3981428571429" calcext:value-type="float">
            <text:p>13.3981</text:p>
          </table:table-cell>
          <table:table-cell office:value-type="float" office:value="140" calcext:value-type="float">
            <text:p>140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098333333333" calcext:value-type="float">
            <text:p>13.3098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.5067142857143" calcext:value-type="float">
            <text:p>52.5067</text:p>
          </table:table-cell>
          <table:table-cell office:value-type="float" office:value="13.3981428571429" calcext:value-type="float">
            <text:p>13.3981</text:p>
          </table:table-cell>
          <table:table-cell office:value-type="float" office:value="206" calcext:value-type="float">
            <text:p>206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4084" calcext:value-type="float">
            <text:p>13.4084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5148461538462" calcext:value-type="float">
            <text:p>52.5148</text:p>
          </table:table-cell>
          <table:table-cell office:value-type="float" office:value="13.4193846153846" calcext:value-type="float">
            <text:p>13.4194</text:p>
          </table:table-cell>
          <table:table-cell office:value-type="float" office:value="121" calcext:value-type="float">
            <text:p>121</text:p>
          </table:table-cell>
          <table:table-cell office:value-type="float" office:value="52.5224" calcext:value-type="float">
            <text:p>52.5224</text:p>
          </table:table-cell>
          <table:table-cell office:value-type="float" office:value="13.342" calcext:value-type="float">
            <text:p>13.3420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5148461538462" calcext:value-type="float">
            <text:p>52.5148</text:p>
          </table:table-cell>
          <table:table-cell office:value-type="float" office:value="13.4193846153846" calcext:value-type="float">
            <text:p>13.4194</text:p>
          </table:table-cell>
          <table:table-cell office:value-type="float" office:value="174" calcext:value-type="float">
            <text:p>174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5193333333333" calcext:value-type="float">
            <text:p>52.5193</text:p>
          </table:table-cell>
          <table:table-cell office:value-type="float" office:value="13.4013333333333" calcext:value-type="float">
            <text:p>13.4013</text:p>
          </table:table-cell>
          <table:table-cell office:value-type="float" office:value="206" calcext:value-type="float">
            <text:p>206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.4886" calcext:value-type="float">
            <text:p>52.4886</text:p>
          </table:table-cell>
          <table:table-cell office:value-type="float" office:value="13.2986" calcext:value-type="float">
            <text:p>13.2986</text:p>
          </table:table-cell>
          <table:table-cell office:value-type="float" office:value="24" calcext:value-type="float">
            <text:p>24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office:value-type="float" office:value="70" calcext:value-type="float">
            <text:p>70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office:value-type="float" office:value="97" calcext:value-type="float">
            <text:p>97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office:value-type="float" office:value="115" calcext:value-type="float">
            <text:p>115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office:value-type="float" office:value="119" calcext:value-type="float">
            <text:p>119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2.5412222222222" calcext:value-type="float">
            <text:p>52.5412</text:p>
          </table:table-cell>
          <table:table-cell office:value-type="float" office:value="13.2958888888889" calcext:value-type="float">
            <text:p>13.2959</text:p>
          </table:table-cell>
          <table:table-cell office:value-type="float" office:value="147" calcext:value-type="float">
            <text:p>147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463" calcext:value-type="float">
            <text:p>52.4630</text:p>
          </table:table-cell>
          <table:table-cell office:value-type="float" office:value="13.4442" calcext:value-type="float">
            <text:p>13.4442</text:p>
          </table:table-cell>
          <table:table-cell office:value-type="float" office:value="111" calcext:value-type="float">
            <text:p>111</text:p>
          </table:table-cell>
          <table:table-cell office:value-type="float" office:value="52.5214333333333" calcext:value-type="float">
            <text:p>52.5214</text:p>
          </table:table-cell>
          <table:table-cell office:value-type="float" office:value="13.4134666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.463" calcext:value-type="float">
            <text:p>52.4630</text:p>
          </table:table-cell>
          <table:table-cell office:value-type="float" office:value="13.4442" calcext:value-type="float">
            <text:p>13.4442</text:p>
          </table:table-cell>
          <table:table-cell office:value-type="float" office:value="193" calcext:value-type="float">
            <text:p>193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.5406666667" calcext:value-type="float">
            <text:p>52.5407</text:p>
          </table:table-cell>
          <table:table-cell office:value-type="float" office:value="13.3693333333" calcext:value-type="float">
            <text:p>13.3693</text:p>
          </table:table-cell>
          <table:table-cell office:value-type="float" office:value="3" calcext:value-type="float">
            <text:p>3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.5406666667" calcext:value-type="float">
            <text:p>52.5407</text:p>
          </table:table-cell>
          <table:table-cell office:value-type="float" office:value="13.3693333333" calcext:value-type="float">
            <text:p>13.3693</text:p>
          </table:table-cell>
          <table:table-cell office:value-type="float" office:value="28" calcext:value-type="float">
            <text:p>28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.5406666667" calcext:value-type="float">
            <text:p>52.5407</text:p>
          </table:table-cell>
          <table:table-cell office:value-type="float" office:value="13.3693333333" calcext:value-type="float">
            <text:p>13.3693</text:p>
          </table:table-cell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.54" calcext:value-type="float">
            <text:p>52.5400</text:p>
          </table:table-cell>
          <table:table-cell office:value-type="float" office:value="13.4022" calcext:value-type="float">
            <text:p>13.4022</text:p>
          </table:table-cell>
          <table:table-cell office:value-type="float" office:value="50" calcext:value-type="float">
            <text:p>50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.54" calcext:value-type="float">
            <text:p>52.5400</text:p>
          </table:table-cell>
          <table:table-cell office:value-type="float" office:value="13.4022" calcext:value-type="float">
            <text:p>13.4022</text:p>
          </table:table-cell>
          <table:table-cell office:value-type="float" office:value="160" calcext:value-type="float">
            <text:p>160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2.54" calcext:value-type="float">
            <text:p>52.5400</text:p>
          </table:table-cell>
          <table:table-cell office:value-type="float" office:value="13.4022" calcext:value-type="float">
            <text:p>13.4022</text:p>
          </table:table-cell>
          <table:table-cell office:value-type="float" office:value="181" calcext:value-type="float">
            <text:p>181</text:p>
          </table:table-cell>
          <table:table-cell office:value-type="float" office:value="52.5095" calcext:value-type="float">
            <text:p>52.5095</text:p>
          </table:table-cell>
          <table:table-cell office:value-type="float" office:value="13.272375" calcext:value-type="float">
            <text:p>13.272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office:value-type="float" office:value="8" calcext:value-type="float">
            <text:p>8</text:p>
          </table:table-cell>
          <table:table-cell office:value-type="float" office:value="52.5095" calcext:value-type="float">
            <text:p>52.5095</text:p>
          </table:table-cell>
          <table:table-cell office:value-type="float" office:value="13.272375" calcext:value-type="float">
            <text:p>13.272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office:value-type="float" office:value="50" calcext:value-type="float">
            <text:p>50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442" calcext:value-type="float">
            <text:p>13.4420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2.5193076923" calcext:value-type="float">
            <text:p>52.5193</text:p>
          </table:table-cell>
          <table:table-cell office:value-type="float" office:value="13.3009230769" calcext:value-type="float">
            <text:p>13.3009</text:p>
          </table:table-cell>
          <table:table-cell office:value-type="float" office:value="90" calcext:value-type="float">
            <text:p>90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.4631428571" calcext:value-type="float">
            <text:p>52.4631</text:p>
          </table:table-cell>
          <table:table-cell office:value-type="float" office:value="13.3391428571" calcext:value-type="float">
            <text:p>13.3391</text:p>
          </table:table-cell>
          <table:table-cell office:value-type="float" office:value="15" calcext:value-type="float">
            <text:p>15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.4631428571" calcext:value-type="float">
            <text:p>52.4631</text:p>
          </table:table-cell>
          <table:table-cell office:value-type="float" office:value="13.3391428571" calcext:value-type="float">
            <text:p>13.3391</text:p>
          </table:table-cell>
          <table:table-cell office:value-type="float" office:value="138" calcext:value-type="float">
            <text:p>138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.4631428571" calcext:value-type="float">
            <text:p>52.4631</text:p>
          </table:table-cell>
          <table:table-cell office:value-type="float" office:value="13.3391428571" calcext:value-type="float">
            <text:p>13.3391</text:p>
          </table:table-cell>
          <table:table-cell office:value-type="float" office:value="203" calcext:value-type="float">
            <text:p>203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office:value-type="float" office:value="81" calcext:value-type="float">
            <text:p>81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office:value-type="float" office:value="109" calcext:value-type="float">
            <text:p>109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office:value-type="float" office:value="138" calcext:value-type="float">
            <text:p>138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office:value-type="float" office:value="151" calcext:value-type="float">
            <text:p>151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2.4988888889" calcext:value-type="float">
            <text:p>52.4989</text:p>
          </table:table-cell>
          <table:table-cell office:value-type="float" office:value="13.4178888889" calcext:value-type="float">
            <text:p>13.4179</text:p>
          </table:table-cell>
          <table:table-cell office:value-type="float" office:value="163" calcext:value-type="float">
            <text:p>163</text:p>
          </table:table-cell>
          <table:table-cell office:value-type="float" office:value="52.519875" calcext:value-type="float">
            <text:p>52.5199</text:p>
          </table:table-cell>
          <table:table-cell office:value-type="float" office:value="13.404875" calcext:value-type="float">
            <text:p>13.404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5095" calcext:value-type="float">
            <text:p>52.5095</text:p>
          </table:table-cell>
          <table:table-cell office:value-type="float" office:value="13.272375" calcext:value-type="float">
            <text:p>13.2724</text:p>
          </table:table-cell>
          <table:table-cell office:value-type="float" office:value="109" calcext:value-type="float">
            <text:p>109</text:p>
          </table:table-cell>
          <table:table-cell office:value-type="float" office:value="52.519875" calcext:value-type="float">
            <text:p>52.5199</text:p>
          </table:table-cell>
          <table:table-cell office:value-type="float" office:value="13.404875" calcext:value-type="float">
            <text:p>13.404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.5095" calcext:value-type="float">
            <text:p>52.5095</text:p>
          </table:table-cell>
          <table:table-cell office:value-type="float" office:value="13.272375" calcext:value-type="float">
            <text:p>13.2724</text:p>
          </table:table-cell>
          <table:table-cell office:value-type="float" office:value="167" calcext:value-type="float">
            <text:p>167</text:p>
          </table:table-cell>
          <table:table-cell office:value-type="float" office:value="52.519875" calcext:value-type="float">
            <text:p>52.5199</text:p>
          </table:table-cell>
          <table:table-cell office:value-type="float" office:value="13.404875" calcext:value-type="float">
            <text:p>13.4049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442" calcext:value-type="float">
            <text:p>13.4420</text:p>
          </table:table-cell>
          <table:table-cell office:value-type="float" office:value="74" calcext:value-type="float">
            <text:p>74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442" calcext:value-type="float">
            <text:p>13.4420</text:p>
          </table:table-cell>
          <table:table-cell office:value-type="float" office:value="94" calcext:value-type="float">
            <text:p>94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442" calcext:value-type="float">
            <text:p>13.4420</text:p>
          </table:table-cell>
          <table:table-cell office:value-type="float" office:value="166" calcext:value-type="float">
            <text:p>166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office:value-type="float" office:value="105" calcext:value-type="float">
            <text:p>105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office:value-type="float" office:value="110" calcext:value-type="float">
            <text:p>110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office:value-type="float" office:value="147" calcext:value-type="float">
            <text:p>14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2.5290909091" calcext:value-type="float">
            <text:p>52.5291</text:p>
          </table:table-cell>
          <table:table-cell office:value-type="float" office:value="13.4095454545" calcext:value-type="float">
            <text:p>13.4095</text:p>
          </table:table-cell>
          <table:table-cell office:value-type="float" office:value="206" calcext:value-type="float">
            <text:p>206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office:value-type="float" office:value="3" calcext:value-type="float">
            <text:p>3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office:value-type="float" office:value="16" calcext:value-type="float">
            <text:p>16</text:p>
          </table:table-cell>
          <table:table-cell office:value-type="float" office:value="52.4386" calcext:value-type="float">
            <text:p>52.4386</text:p>
          </table:table-cell>
          <table:table-cell office:value-type="float" office:value="13.263" calcext:value-type="float">
            <text:p>13.2630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office:value-type="float" office:value="48" calcext:value-type="float">
            <text:p>48</text:p>
          </table:table-cell>
          <table:table-cell office:value-type="float" office:value="52.476" calcext:value-type="float">
            <text:p>52.4760</text:p>
          </table:table-cell>
          <table:table-cell office:value-type="float" office:value="13.3645" calcext:value-type="float">
            <text:p>13.36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office:value-type="float" office:value="121" calcext:value-type="float">
            <text:p>121</text:p>
          </table:table-cell>
          <table:table-cell office:value-type="float" office:value="52.476" calcext:value-type="float">
            <text:p>52.4760</text:p>
          </table:table-cell>
          <table:table-cell office:value-type="float" office:value="13.3645" calcext:value-type="float">
            <text:p>13.36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.5108125" calcext:value-type="float">
            <text:p>52.5108</text:p>
          </table:table-cell>
          <table:table-cell office:value-type="float" office:value="13.43475" calcext:value-type="float">
            <text:p>13.4348</text:p>
          </table:table-cell>
          <table:table-cell office:value-type="float" office:value="171" calcext:value-type="float">
            <text:p>171</text:p>
          </table:table-cell>
          <table:table-cell office:value-type="float" office:value="52.549" calcext:value-type="float">
            <text:p>52.5490</text:p>
          </table:table-cell>
          <table:table-cell office:value-type="float" office:value="13.3896666667" calcext:value-type="float">
            <text:p>13.3897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2.519875" calcext:value-type="float">
            <text:p>52.5199</text:p>
          </table:table-cell>
          <table:table-cell office:value-type="float" office:value="13.404875" calcext:value-type="float">
            <text:p>13.4049</text:p>
          </table:table-cell>
          <table:table-cell office:value-type="float" office:value="43" calcext:value-type="float">
            <text:p>43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611" calcext:value-type="float">
            <text:p>52.6110</text:p>
          </table:table-cell>
          <table:table-cell office:value-type="float" office:value="13.31775" calcext:value-type="float">
            <text:p>13.3178</text:p>
          </table:table-cell>
          <table:table-cell office:value-type="float" office:value="20" calcext:value-type="float">
            <text:p>20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2.611" calcext:value-type="float">
            <text:p>52.6110</text:p>
          </table:table-cell>
          <table:table-cell office:value-type="float" office:value="13.31775" calcext:value-type="float">
            <text:p>13.3178</text:p>
          </table:table-cell>
          <table:table-cell office:value-type="float" office:value="24" calcext:value-type="float">
            <text:p>24</text:p>
          </table:table-cell>
          <table:table-cell office:value-type="float" office:value="52.4783333333" calcext:value-type="float">
            <text:p>52.4783</text:p>
          </table:table-cell>
          <table:table-cell office:value-type="float" office:value="13.32" calcext:value-type="float">
            <text:p>13.3200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16" calcext:value-type="float">
            <text:p>16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64" calcext:value-type="float">
            <text:p>64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146" calcext:value-type="float">
            <text:p>146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170" calcext:value-type="float">
            <text:p>170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2.4703" calcext:value-type="float">
            <text:p>52.4703</text:p>
          </table:table-cell>
          <table:table-cell office:value-type="float" office:value="13.3857" calcext:value-type="float">
            <text:p>13.3857</text:p>
          </table:table-cell>
          <table:table-cell office:value-type="float" office:value="194" calcext:value-type="float">
            <text:p>194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2.549" calcext:value-type="float">
            <text:p>52.5490</text:p>
          </table:table-cell>
          <table:table-cell office:value-type="float" office:value="13.3896666667" calcext:value-type="float">
            <text:p>13.3897</text:p>
          </table:table-cell>
          <table:table-cell office:value-type="float" office:value="133" calcext:value-type="float">
            <text:p>133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office:value-type="float" office:value="14" calcext:value-type="float">
            <text:p>1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office:value-type="float" office:value="56" calcext:value-type="float">
            <text:p>56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2.548" calcext:value-type="float">
            <text:p>52.5480</text:p>
          </table:table-cell>
          <table:table-cell office:value-type="float" office:value="13.2974" calcext:value-type="float">
            <text:p>13.2974</text:p>
          </table:table-cell>
          <table:table-cell office:value-type="float" office:value="84" calcext:value-type="float">
            <text:p>84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.4783333333" calcext:value-type="float">
            <text:p>52.4783</text:p>
          </table:table-cell>
          <table:table-cell office:value-type="float" office:value="13.32" calcext:value-type="float">
            <text:p>13.3200</text:p>
          </table:table-cell>
          <table:table-cell office:value-type="float" office:value="24" calcext:value-type="float">
            <text:p>24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.4783333333" calcext:value-type="float">
            <text:p>52.4783</text:p>
          </table:table-cell>
          <table:table-cell office:value-type="float" office:value="13.32" calcext:value-type="float">
            <text:p>13.3200</text:p>
          </table:table-cell>
          <table:table-cell office:value-type="float" office:value="53" calcext:value-type="float">
            <text:p>53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office:value-type="float" office:value="7" calcext:value-type="float">
            <text:p>7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office:value-type="float" office:value="46" calcext:value-type="float">
            <text:p>46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office:value-type="float" office:value="97" calcext:value-type="float">
            <text:p>97</text:p>
          </table:table-cell>
          <table:table-cell office:value-type="float" office:value="52.4592" calcext:value-type="float">
            <text:p>52.4592</text:p>
          </table:table-cell>
          <table:table-cell office:value-type="float" office:value="13.5802" calcext:value-type="float">
            <text:p>13.58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office:value-type="float" office:value="136" calcext:value-type="float">
            <text:p>136</text:p>
          </table:table-cell>
          <table:table-cell office:value-type="float" office:value="52.4592" calcext:value-type="float">
            <text:p>52.4592</text:p>
          </table:table-cell>
          <table:table-cell office:value-type="float" office:value="13.5802" calcext:value-type="float">
            <text:p>13.580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2.4786666667" calcext:value-type="float">
            <text:p>52.4787</text:p>
          </table:table-cell>
          <table:table-cell office:value-type="float" office:value="13.3445333333" calcext:value-type="float">
            <text:p>13.3445</text:p>
          </table:table-cell>
          <table:table-cell office:value-type="float" office:value="138" calcext:value-type="float">
            <text:p>138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office:value-type="float" office:value="27" calcext:value-type="float">
            <text:p>27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office:value-type="float" office:value="41" calcext:value-type="float">
            <text:p>41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office:value-type="float" office:value="55" calcext:value-type="float">
            <text:p>55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office:value-type="float" office:value="90" calcext:value-type="float">
            <text:p>90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.5019090909" calcext:value-type="float">
            <text:p>52.5019</text:p>
          </table:table-cell>
          <table:table-cell office:value-type="float" office:value="13.3432727273" calcext:value-type="float">
            <text:p>13.3433</text:p>
          </table:table-cell>
          <table:table-cell office:value-type="float" office:value="151" calcext:value-type="float">
            <text:p>151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office:value-type="float" office:value="21" calcext:value-type="float">
            <text:p>21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office:value-type="float" office:value="37" calcext:value-type="float">
            <text:p>37</text:p>
          </table:table-cell>
          <table:table-cell office:value-type="float" office:value="52.549" calcext:value-type="float">
            <text:p>52.5490</text:p>
          </table:table-cell>
          <table:table-cell office:value-type="float" office:value="13.3896666667" calcext:value-type="float">
            <text:p>13.389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office:value-type="float" office:value="67" calcext:value-type="float">
            <text:p>67</text:p>
          </table:table-cell>
          <table:table-cell office:value-type="float" office:value="52.549" calcext:value-type="float">
            <text:p>52.5490</text:p>
          </table:table-cell>
          <table:table-cell office:value-type="float" office:value="13.3896666667" calcext:value-type="float">
            <text:p>13.3897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office:value-type="float" office:value="85" calcext:value-type="float">
            <text:p>85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2.5303846154" calcext:value-type="float">
            <text:p>52.5304</text:p>
          </table:table-cell>
          <table:table-cell office:value-type="float" office:value="13.4006153846" calcext:value-type="float">
            <text:p>13.4006</text:p>
          </table:table-cell>
          <table:table-cell office:value-type="float" office:value="149" calcext:value-type="float">
            <text:p>149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office:value-type="float" office:value="3" calcext:value-type="float">
            <text:p>3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office:value-type="float" office:value="58" calcext:value-type="float">
            <text:p>58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office:value-type="float" office:value="87" calcext:value-type="float">
            <text:p>87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office:value-type="float" office:value="104" calcext:value-type="float">
            <text:p>104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2.50572" calcext:value-type="float">
            <text:p>52.5057</text:p>
          </table:table-cell>
          <table:table-cell office:value-type="float" office:value="13.33196" calcext:value-type="float">
            <text:p>13.3320</text:p>
          </table:table-cell>
          <table:table-cell office:value-type="float" office:value="174" calcext:value-type="float">
            <text:p>174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.5344444444" calcext:value-type="float">
            <text:p>52.5344</text:p>
          </table:table-cell>
          <table:table-cell office:value-type="float" office:value="13.1956666667" calcext:value-type="float">
            <text:p>13.1957</text:p>
          </table:table-cell>
          <table:table-cell office:value-type="float" office:value="37" calcext:value-type="float">
            <text:p>37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office:value-type="float" office:value="97" calcext:value-type="float">
            <text:p>97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office:value-type="float" office:value="152" calcext:value-type="float">
            <text:p>15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2.5305" calcext:value-type="float">
            <text:p>52.5305</text:p>
          </table:table-cell>
          <table:table-cell office:value-type="float" office:value="13.3288333333" calcext:value-type="float">
            <text:p>13.3288</text:p>
          </table:table-cell>
          <table:table-cell office:value-type="float" office:value="174" calcext:value-type="float">
            <text:p>174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30375" calcext:value-type="float">
            <text:p>13.3038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9" calcext:value-type="float">
            <text:p>9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30375" calcext:value-type="float">
            <text:p>13.3038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43" calcext:value-type="float">
            <text:p>43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246" calcext:value-type="float">
            <text:p>13.3246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76" calcext:value-type="float">
            <text:p>76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246" calcext:value-type="float">
            <text:p>13.3246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187" calcext:value-type="float">
            <text:p>187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204" calcext:value-type="float">
            <text:p>204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2.509125" calcext:value-type="float">
            <text:p>52.5091</text:p>
          </table:table-cell>
          <table:table-cell office:value-type="float" office:value="13.3759375" calcext:value-type="float">
            <text:p>13.3759</text:p>
          </table:table-cell>
          <table:table-cell office:value-type="float" office:value="206" calcext:value-type="float">
            <text:p>206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30375" calcext:value-type="float">
            <text:p>13.3038</text:p>
          </table:table-cell>
          <table:table-cell office:value-type="float" office:value="47" calcext:value-type="float">
            <text:p>47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30375" calcext:value-type="float">
            <text:p>13.3038</text:p>
          </table:table-cell>
          <table:table-cell office:value-type="float" office:value="192" calcext:value-type="float">
            <text:p>192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1" calcext:value-type="float">
            <text:p>1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26" calcext:value-type="float">
            <text:p>26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37" calcext:value-type="float">
            <text:p>37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77" calcext:value-type="float">
            <text:p>77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109" calcext:value-type="float">
            <text:p>109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147" calcext:value-type="float">
            <text:p>147</text:p>
          </table:table-cell>
          <table:table-cell office:value-type="float" office:value="52.499" calcext:value-type="float">
            <text:p>52.4990</text:p>
          </table:table-cell>
          <table:table-cell office:value-type="float" office:value="13.335" calcext:value-type="float">
            <text:p>13.3350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.5223333333" calcext:value-type="float">
            <text:p>52.5223</text:p>
          </table:table-cell>
          <table:table-cell office:value-type="float" office:value="13.3784761905" calcext:value-type="float">
            <text:p>13.3785</text:p>
          </table:table-cell>
          <table:table-cell office:value-type="float" office:value="197" calcext:value-type="float">
            <text:p>197</text:p>
          </table:table-cell>
          <table:table-cell office:value-type="float" office:value="52.5365" calcext:value-type="float">
            <text:p>52.5365</text:p>
          </table:table-cell>
          <table:table-cell office:value-type="float" office:value="13.434" calcext:value-type="float">
            <text:p>13.434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office:value-type="float" office:value="87" calcext:value-type="float">
            <text:p>87</text:p>
          </table:table-cell>
          <table:table-cell office:value-type="float" office:value="52.5365" calcext:value-type="float">
            <text:p>52.5365</text:p>
          </table:table-cell>
          <table:table-cell office:value-type="float" office:value="13.434" calcext:value-type="float">
            <text:p>13.4340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office:value-type="float" office:value="109" calcext:value-type="float">
            <text:p>109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office:value-type="float" office:value="137" calcext:value-type="float">
            <text:p>137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.4988571429" calcext:value-type="float">
            <text:p>52.4989</text:p>
          </table:table-cell>
          <table:table-cell office:value-type="float" office:value="13.3807142857" calcext:value-type="float">
            <text:p>13.3807</text:p>
          </table:table-cell>
          <table:table-cell office:value-type="float" office:value="140" calcext:value-type="float">
            <text:p>140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2.505" calcext:value-type="float">
            <text:p>52.5050</text:p>
          </table:table-cell>
          <table:table-cell office:value-type="float" office:value="13.61425" calcext:value-type="float">
            <text:p>13.6143</text:p>
          </table:table-cell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.499" calcext:value-type="float">
            <text:p>52.4990</text:p>
          </table:table-cell>
          <table:table-cell office:value-type="float" office:value="13.335" calcext:value-type="float">
            <text:p>13.3350</text:p>
          </table:table-cell>
          <table:table-cell office:value-type="float" office:value="26" calcext:value-type="float">
            <text:p>26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.499" calcext:value-type="float">
            <text:p>52.4990</text:p>
          </table:table-cell>
          <table:table-cell office:value-type="float" office:value="13.335" calcext:value-type="float">
            <text:p>13.3350</text:p>
          </table:table-cell>
          <table:table-cell office:value-type="float" office:value="89" calcext:value-type="float">
            <text:p>89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2.499" calcext:value-type="float">
            <text:p>52.4990</text:p>
          </table:table-cell>
          <table:table-cell office:value-type="float" office:value="13.335" calcext:value-type="float">
            <text:p>13.3350</text:p>
          </table:table-cell>
          <table:table-cell office:value-type="float" office:value="182" calcext:value-type="float">
            <text:p>182</text:p>
          </table:table-cell>
          <table:table-cell office:value-type="float" office:value="52.5643333333" calcext:value-type="float">
            <text:p>52.5643</text:p>
          </table:table-cell>
          <table:table-cell office:value-type="float" office:value="13.328" calcext:value-type="float">
            <text:p>13.328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2.5365" calcext:value-type="float">
            <text:p>52.5365</text:p>
          </table:table-cell>
          <table:table-cell office:value-type="float" office:value="13.434" calcext:value-type="float">
            <text:p>13.4340</text:p>
          </table:table-cell>
          <table:table-cell office:value-type="float" office:value="74" calcext:value-type="float">
            <text:p>74</text:p>
          </table:table-cell>
          <table:table-cell office:value-type="float" office:value="52.4934" calcext:value-type="float">
            <text:p>52.4934</text:p>
          </table:table-cell>
          <table:table-cell office:value-type="float" office:value="13.526" calcext:value-type="float">
            <text:p>13.526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24" calcext:value-type="float">
            <text:p>24</text:p>
          </table:table-cell>
          <table:table-cell office:value-type="float" office:value="52.4934" calcext:value-type="float">
            <text:p>52.4934</text:p>
          </table:table-cell>
          <table:table-cell office:value-type="float" office:value="13.526" calcext:value-type="float">
            <text:p>13.526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76" calcext:value-type="float">
            <text:p>76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119" calcext:value-type="float">
            <text:p>119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154" calcext:value-type="float">
            <text:p>154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2.507" calcext:value-type="float">
            <text:p>52.5070</text:p>
          </table:table-cell>
          <table:table-cell office:value-type="float" office:value="13.4515" calcext:value-type="float">
            <text:p>13.4515</text:p>
          </table:table-cell>
          <table:table-cell office:value-type="float" office:value="195" calcext:value-type="float">
            <text:p>195</text:p>
          </table:table-cell>
          <table:table-cell office:value-type="float" office:value="52.398625" calcext:value-type="float">
            <text:p>52.3986</text:p>
          </table:table-cell>
          <table:table-cell office:value-type="float" office:value="13.053125" calcext:value-type="float">
            <text:p>13.0531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2.528" calcext:value-type="float">
            <text:p>52.5280</text:p>
          </table:table-cell>
          <table:table-cell office:value-type="float" office:value="13.424" calcext:value-type="float">
            <text:p>13.4240</text:p>
          </table:table-cell>
          <table:table-cell office:value-type="float" office:value="9" calcext:value-type="float">
            <text:p>9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2.528" calcext:value-type="float">
            <text:p>52.5280</text:p>
          </table:table-cell>
          <table:table-cell office:value-type="float" office:value="13.424" calcext:value-type="float">
            <text:p>13.4240</text:p>
          </table:table-cell>
          <table:table-cell office:value-type="float" office:value="206" calcext:value-type="float">
            <text:p>206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.537" calcext:value-type="float">
            <text:p>52.5370</text:p>
          </table:table-cell>
          <table:table-cell office:value-type="float" office:value="13.4495" calcext:value-type="float">
            <text:p>13.4495</text:p>
          </table:table-cell>
          <table:table-cell office:value-type="float" office:value="193" calcext:value-type="float">
            <text:p>193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office:value-type="float" office:value="3" calcext:value-type="float">
            <text:p>3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office:value-type="float" office:value="95" calcext:value-type="float">
            <text:p>95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office:value-type="float" office:value="153" calcext:value-type="float">
            <text:p>153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.5068571429" calcext:value-type="float">
            <text:p>52.5069</text:p>
          </table:table-cell>
          <table:table-cell office:value-type="float" office:value="13.3077857143" calcext:value-type="float">
            <text:p>13.3078</text:p>
          </table:table-cell>
          <table:table-cell office:value-type="float" office:value="157" calcext:value-type="float">
            <text:p>157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.492" calcext:value-type="float">
            <text:p>52.4920</text:p>
          </table:table-cell>
          <table:table-cell office:value-type="float" office:value="13.294" calcext:value-type="float">
            <text:p>13.2940</text:p>
          </table:table-cell>
          <table:table-cell office:value-type="float" office:value="177" calcext:value-type="float">
            <text:p>177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.492" calcext:value-type="float">
            <text:p>52.4920</text:p>
          </table:table-cell>
          <table:table-cell office:value-type="float" office:value="13.294" calcext:value-type="float">
            <text:p>13.2940</text:p>
          </table:table-cell>
          <table:table-cell office:value-type="float" office:value="192" calcext:value-type="float">
            <text:p>192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2.398625" calcext:value-type="float">
            <text:p>52.3986</text:p>
          </table:table-cell>
          <table:table-cell office:value-type="float" office:value="13.053125" calcext:value-type="float">
            <text:p>13.0531</text:p>
          </table:table-cell>
          <table:table-cell office:value-type="float" office:value="36" calcext:value-type="float">
            <text:p>36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office:value-type="float" office:value="9" calcext:value-type="float">
            <text:p>9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2.5143333333" calcext:value-type="float">
            <text:p>52.5143</text:p>
          </table:table-cell>
          <table:table-cell office:value-type="float" office:value="13.4061666667" calcext:value-type="float">
            <text:p>13.4062</text:p>
          </table:table-cell>
          <table:table-cell office:value-type="float" office:value="63" calcext:value-type="float">
            <text:p>63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office:value-type="float" office:value="151" calcext:value-type="float">
            <text:p>151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7" calcext:value-type="float">
            <text:p>13.3937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2.4976666667" calcext:value-type="float">
            <text:p>52.4977</text:p>
          </table:table-cell>
          <table:table-cell office:value-type="float" office:value="13.3955555556" calcext:value-type="float">
            <text:p>13.3956</text:p>
          </table:table-cell>
          <table:table-cell office:value-type="float" office:value="187" calcext:value-type="float">
            <text:p>187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7" calcext:value-type="float">
            <text:p>13.3937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office:value-type="float" office:value="46" calcext:value-type="float">
            <text:p>46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7" calcext:value-type="float">
            <text:p>13.3937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2.507125" calcext:value-type="float">
            <text:p>52.5071</text:p>
          </table:table-cell>
          <table:table-cell office:value-type="float" office:value="13.30225" calcext:value-type="float">
            <text:p>13.3023</text:p>
          </table:table-cell>
          <table:table-cell office:value-type="float" office:value="144" calcext:value-type="float">
            <text:p>144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7" calcext:value-type="float">
            <text:p>13.3937</text:p>
          </table:table-cell>
          <table:table-cell office:value-type="float" office:value="162" calcext:value-type="float">
            <text:p>162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.565" calcext:value-type="float">
            <text:p>52.5650</text:p>
          </table:table-cell>
          <table:table-cell office:value-type="float" office:value="13.3936666667" calcext:value-type="float">
            <text:p>13.3937</text:p>
          </table:table-cell>
          <table:table-cell office:value-type="float" office:value="197" calcext:value-type="float">
            <text:p>197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office:value-type="float" office:value="131" calcext:value-type="float">
            <text:p>131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office:value-type="float" office:value="151" calcext:value-type="float">
            <text:p>151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2.502875" calcext:value-type="float">
            <text:p>52.5029</text:p>
          </table:table-cell>
          <table:table-cell office:value-type="float" office:value="13.340125" calcext:value-type="float">
            <text:p>13.3401</text:p>
          </table:table-cell>
          <table:table-cell office:value-type="float" office:value="163" calcext:value-type="float">
            <text:p>163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4958333333" calcext:value-type="float">
            <text:p>52.4958</text:p>
          </table:table-cell>
          <table:table-cell office:value-type="float" office:value="13.395" calcext:value-type="float">
            <text:p>13.3950</text:p>
          </table:table-cell>
          <table:table-cell office:value-type="float" office:value="74" calcext:value-type="float">
            <text:p>74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4958333333" calcext:value-type="float">
            <text:p>52.4958</text:p>
          </table:table-cell>
          <table:table-cell office:value-type="float" office:value="13.395" calcext:value-type="float">
            <text:p>13.3950</text:p>
          </table:table-cell>
          <table:table-cell office:value-type="float" office:value="89" calcext:value-type="float">
            <text:p>89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4958333333" calcext:value-type="float">
            <text:p>52.4958</text:p>
          </table:table-cell>
          <table:table-cell office:value-type="float" office:value="13.395" calcext:value-type="float">
            <text:p>13.3950</text:p>
          </table:table-cell>
          <table:table-cell office:value-type="float" office:value="130" calcext:value-type="float">
            <text:p>130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2.4958333333" calcext:value-type="float">
            <text:p>52.4958</text:p>
          </table:table-cell>
          <table:table-cell office:value-type="float" office:value="13.395" calcext:value-type="float">
            <text:p>13.3950</text:p>
          </table:table-cell>
          <table:table-cell office:value-type="float" office:value="138" calcext:value-type="float">
            <text:p>138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office:value-type="float" office:value="98" calcext:value-type="float">
            <text:p>9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office:value-type="float" office:value="103" calcext:value-type="float">
            <text:p>103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2.501625" calcext:value-type="float">
            <text:p>52.5016</text:p>
          </table:table-cell>
          <table:table-cell office:value-type="float" office:value="13.276625" calcext:value-type="float">
            <text:p>13.2766</text:p>
          </table:table-cell>
          <table:table-cell office:value-type="float" office:value="142" calcext:value-type="float">
            <text:p>142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50" calcext:value-type="float">
            <text:p>50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66" calcext:value-type="float">
            <text:p>66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113" calcext:value-type="float">
            <text:p>113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2.5067" calcext:value-type="float">
            <text:p>52.5067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154" calcext:value-type="float">
            <text:p>154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office:value-type="float" office:value="43" calcext:value-type="float">
            <text:p>43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office:value-type="float" office:value="134" calcext:value-type="float">
            <text:p>134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office:value-type="float" office:value="151" calcext:value-type="float">
            <text:p>151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office:value-type="float" office:value="181" calcext:value-type="float">
            <text:p>181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.5111111111" calcext:value-type="float">
            <text:p>52.5111</text:p>
          </table:table-cell>
          <table:table-cell office:value-type="float" office:value="13.4013333333" calcext:value-type="float">
            <text:p>13.4013</text:p>
          </table:table-cell>
          <table:table-cell office:value-type="float" office:value="206" calcext:value-type="float">
            <text:p>206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office:value-type="float" office:value="101" calcext:value-type="float">
            <text:p>101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office:value-type="float" office:value="103" calcext:value-type="float">
            <text:p>103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2.4596666667" calcext:value-type="float">
            <text:p>52.4597</text:p>
          </table:table-cell>
          <table:table-cell office:value-type="float" office:value="13.4571666667" calcext:value-type="float">
            <text:p>13.4572</text:p>
          </table:table-cell>
          <table:table-cell office:value-type="float" office:value="178" calcext:value-type="float">
            <text:p>178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office:value-type="float" office:value="16" calcext:value-type="float">
            <text:p>16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office:value-type="float" office:value="37" calcext:value-type="float">
            <text:p>37</text:p>
          </table:table-cell>
          <table:table-cell office:value-type="float" office:value="52.464" calcext:value-type="float">
            <text:p>52.4640</text:p>
          </table:table-cell>
          <table:table-cell office:value-type="float" office:value="13.3174285714" calcext:value-type="float">
            <text:p>13.3174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office:value-type="float" office:value="74" calcext:value-type="float">
            <text:p>74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office:value-type="float" office:value="122" calcext:value-type="float">
            <text:p>122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2.5027272727" calcext:value-type="float">
            <text:p>52.5027</text:p>
          </table:table-cell>
          <table:table-cell office:value-type="float" office:value="13.3751818182" calcext:value-type="float">
            <text:p>13.3752</text:p>
          </table:table-cell>
          <table:table-cell office:value-type="float" office:value="197" calcext:value-type="float">
            <text:p>19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office:value-type="float" office:value="108" calcext:value-type="float">
            <text:p>108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office:value-type="float" office:value="154" calcext:value-type="float">
            <text:p>154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office:value-type="float" office:value="195" calcext:value-type="float">
            <text:p>195</text:p>
          </table:table-cell>
          <table:table-cell office:value-type="float" office:value="52.506" calcext:value-type="float">
            <text:p>52.5060</text:p>
          </table:table-cell>
          <table:table-cell office:value-type="float" office:value="13.3115" calcext:value-type="float">
            <text:p>13.3115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2.5012857143" calcext:value-type="float">
            <text:p>52.5013</text:p>
          </table:table-cell>
          <table:table-cell office:value-type="float" office:value="13.478" calcext:value-type="float">
            <text:p>13.4780</text:p>
          </table:table-cell>
          <table:table-cell office:value-type="float" office:value="201" calcext:value-type="float">
            <text:p>201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2.464" calcext:value-type="float">
            <text:p>52.4640</text:p>
          </table:table-cell>
          <table:table-cell office:value-type="float" office:value="13.3174285714" calcext:value-type="float">
            <text:p>13.3174</text:p>
          </table:table-cell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office:value-type="float" office:value="38" calcext:value-type="float">
            <text:p>38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office:value-type="float" office:value="70" calcext:value-type="float">
            <text:p>70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office:value-type="float" office:value="87" calcext:value-type="float">
            <text:p>87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2.4998571429" calcext:value-type="float">
            <text:p>52.4999</text:p>
          </table:table-cell>
          <table:table-cell office:value-type="float" office:value="13.331" calcext:value-type="float">
            <text:p>13.3310</text:p>
          </table:table-cell>
          <table:table-cell office:value-type="float" office:value="109" calcext:value-type="float">
            <text:p>109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office:value-type="float" office:value="29" calcext:value-type="float">
            <text:p>29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office:value-type="float" office:value="85" calcext:value-type="float">
            <text:p>85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55" calcext:value-type="float">
            <text:p>13.3550</text:p>
          </table:table-cell>
          <table:table-cell office:value-type="float" office:value="206" calcext:value-type="float">
            <text:p>206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4"/>
          <table:table-cell table:style-name="ce1" table:number-columns-repeated="2"/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53" calcext:value-type="float">
            <text:p>53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73" calcext:value-type="float">
            <text:p>73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14" calcext:value-type="float">
            <text:p>114</text:p>
          </table:table-cell>
          <table:table-cell office:value-type="float" office:value="52.533" calcext:value-type="float">
            <text:p>52.5330</text:p>
          </table:table-cell>
          <table:table-cell office:value-type="float" office:value="13.398" calcext:value-type="float">
            <text:p>13.398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32" calcext:value-type="float">
            <text:p>132</text:p>
          </table:table-cell>
          <table:table-cell office:value-type="float" office:value="52.533" calcext:value-type="float">
            <text:p>52.5330</text:p>
          </table:table-cell>
          <table:table-cell office:value-type="float" office:value="13.398" calcext:value-type="float">
            <text:p>13.398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34" calcext:value-type="float">
            <text:p>134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56" calcext:value-type="float">
            <text:p>156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62" calcext:value-type="float">
            <text:p>162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.4990454545" calcext:value-type="float">
            <text:p>52.4990</text:p>
          </table:table-cell>
          <table:table-cell office:value-type="float" office:value="13.3075909091" calcext:value-type="float">
            <text:p>13.3076</text:p>
          </table:table-cell>
          <table:table-cell office:value-type="float" office:value="185" calcext:value-type="float">
            <text:p>185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12" calcext:value-type="float">
            <text:p>12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27" calcext:value-type="float">
            <text:p>27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33" calcext:value-type="float">
            <text:p>33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121" calcext:value-type="float">
            <text:p>121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163" calcext:value-type="float">
            <text:p>163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2.5181666667" calcext:value-type="float">
            <text:p>52.5182</text:p>
          </table:table-cell>
          <table:table-cell office:value-type="float" office:value="13.4289166667" calcext:value-type="float">
            <text:p>13.4289</text:p>
          </table:table-cell>
          <table:table-cell office:value-type="float" office:value="206" calcext:value-type="float">
            <text:p>206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.533" calcext:value-type="float">
            <text:p>52.5330</text:p>
          </table:table-cell>
          <table:table-cell office:value-type="float" office:value="13.398" calcext:value-type="float">
            <text:p>13.3980</text:p>
          </table:table-cell>
          <table:table-cell office:value-type="float" office:value="63" calcext:value-type="float">
            <text:p>63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.533" calcext:value-type="float">
            <text:p>52.5330</text:p>
          </table:table-cell>
          <table:table-cell office:value-type="float" office:value="13.398" calcext:value-type="float">
            <text:p>13.3980</text:p>
          </table:table-cell>
          <table:table-cell office:value-type="float" office:value="111" calcext:value-type="float">
            <text:p>111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135555556" calcext:value-type="float">
            <text:p>13.3136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office:value-type="float" office:value="21" calcext:value-type="float">
            <text:p>21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office:value-type="float" office:value="93" calcext:value-type="float">
            <text:p>93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office:value-type="float" office:value="95" calcext:value-type="float">
            <text:p>95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085714286" calcext:value-type="float">
            <text:p>13.4086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2.5292857143" calcext:value-type="float">
            <text:p>52.5293</text:p>
          </table:table-cell>
          <table:table-cell office:value-type="float" office:value="13.405" calcext:value-type="float">
            <text:p>13.4050</text:p>
          </table:table-cell>
          <table:table-cell office:value-type="float" office:value="105" calcext:value-type="float">
            <text:p>105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085714286" calcext:value-type="float">
            <text:p>13.4086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84" calcext:value-type="float">
            <text:p>84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085714286" calcext:value-type="float">
            <text:p>13.4086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112" calcext:value-type="float">
            <text:p>112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085714286" calcext:value-type="float">
            <text:p>13.4086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115" calcext:value-type="float">
            <text:p>115</text:p>
          </table:table-cell>
          <table:table-cell office:value-type="float" office:value="52.5215" calcext:value-type="float">
            <text:p>52.5215</text:p>
          </table:table-cell>
          <table:table-cell office:value-type="float" office:value="13.3281666667" calcext:value-type="float">
            <text:p>13.3282</text:p>
          </table:table-cell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3622" calcext:value-type="float">
            <text:p>13.3622</text:p>
          </table:table-cell>
          <table:table-cell office:value-type="float" office:value="144" calcext:value-type="float">
            <text:p>144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2.501" calcext:value-type="float">
            <text:p>52.5010</text:p>
          </table:table-cell>
          <table:table-cell office:value-type="float" office:value="13.3135555556" calcext:value-type="float">
            <text:p>13.3136</text:p>
          </table:table-cell>
          <table:table-cell office:value-type="float" office:value="58" calcext:value-type="float">
            <text:p>58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office:value-type="float" office:value="15" calcext:value-type="float">
            <text:p>15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office:value-type="float" office:value="115" calcext:value-type="float">
            <text:p>115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office:value-type="float" office:value="156" calcext:value-type="float">
            <text:p>156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032" calcext:value-type="float">
            <text:p>13.303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office:value-type="float" office:value="3" calcext:value-type="float">
            <text:p>3</text:p>
          </table:table-cell>
          <table:table-cell office:value-type="float" office:value="52.511" calcext:value-type="float">
            <text:p>52.5110</text:p>
          </table:table-cell>
          <table:table-cell office:value-type="float" office:value="13.3032" calcext:value-type="float">
            <text:p>13.303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2.523" calcext:value-type="float">
            <text:p>52.5230</text:p>
          </table:table-cell>
          <table:table-cell office:value-type="float" office:value="13.4085714286" calcext:value-type="float">
            <text:p>13.4086</text:p>
          </table:table-cell>
          <table:table-cell office:value-type="float" office:value="174" calcext:value-type="float">
            <text:p>174</text:p>
          </table:table-cell>
          <table:table-cell office:value-type="float" office:value="52.5475" calcext:value-type="float">
            <text:p>52.5475</text:p>
          </table:table-cell>
          <table:table-cell office:value-type="float" office:value="13.413" calcext:value-type="float">
            <text:p>13.4130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2.509" calcext:value-type="float">
            <text:p>52.5090</text:p>
          </table:table-cell>
          <table:table-cell office:value-type="float" office:value="13.3265" calcext:value-type="float">
            <text:p>13.3265</text:p>
          </table:table-cell>
          <table:table-cell office:value-type="float" office:value="206" calcext:value-type="float">
            <text:p>206</text:p>
          </table:table-cell>
          <table:table-cell office:value-type="float" office:value="52.5475" calcext:value-type="float">
            <text:p>52.5475</text:p>
          </table:table-cell>
          <table:table-cell office:value-type="float" office:value="13.413" calcext:value-type="float">
            <text:p>13.4130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.5215" calcext:value-type="float">
            <text:p>52.5215</text:p>
          </table:table-cell>
          <table:table-cell office:value-type="float" office:value="13.3281666667" calcext:value-type="float">
            <text:p>13.3282</text:p>
          </table:table-cell>
          <table:table-cell office:value-type="float" office:value="14" calcext:value-type="float">
            <text:p>14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2967142857" calcext:value-type="float">
            <text:p>13.2967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2.5215" calcext:value-type="float">
            <text:p>52.5215</text:p>
          </table:table-cell>
          <table:table-cell office:value-type="float" office:value="13.3281666667" calcext:value-type="float">
            <text:p>13.3282</text:p>
          </table:table-cell>
          <table:table-cell office:value-type="float" office:value="68" calcext:value-type="float">
            <text:p>68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2967142857" calcext:value-type="float">
            <text:p>13.2967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office:value-type="float" office:value="31" calcext:value-type="float">
            <text:p>31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office:value-type="float" office:value="146" calcext:value-type="float">
            <text:p>146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.4967142857" calcext:value-type="float">
            <text:p>52.4967</text:p>
          </table:table-cell>
          <table:table-cell office:value-type="float" office:value="13.3241428571" calcext:value-type="float">
            <text:p>13.3241</text:p>
          </table:table-cell>
          <table:table-cell office:value-type="float" office:value="193" calcext:value-type="float">
            <text:p>19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.4852857143" calcext:value-type="float">
            <text:p>52.4853</text:p>
          </table:table-cell>
          <table:table-cell office:value-type="float" office:value="13.331" calcext:value-type="float">
            <text:p>13.3310</text:p>
          </table:table-cell>
          <table:table-cell office:value-type="float" office:value="9" calcext:value-type="float">
            <text:p>9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.5475" calcext:value-type="float">
            <text:p>52.5475</text:p>
          </table:table-cell>
          <table:table-cell office:value-type="float" office:value="13.413" calcext:value-type="float">
            <text:p>13.4130</text:p>
          </table:table-cell>
          <table:table-cell office:value-type="float" office:value="63" calcext:value-type="float">
            <text:p>6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.5475" calcext:value-type="float">
            <text:p>52.5475</text:p>
          </table:table-cell>
          <table:table-cell office:value-type="float" office:value="13.413" calcext:value-type="float">
            <text:p>13.4130</text:p>
          </table:table-cell>
          <table:table-cell office:value-type="float" office:value="206" calcext:value-type="float">
            <text:p>206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2.498" calcext:value-type="float">
            <text:p>52.4980</text:p>
          </table:table-cell>
          <table:table-cell office:value-type="float" office:value="13.2967142857" calcext:value-type="float">
            <text:p>13.2967</text:p>
          </table:table-cell>
          <table:table-cell office:value-type="float" office:value="198" calcext:value-type="float">
            <text:p>198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office:value-type="float" office:value="51" calcext:value-type="float">
            <text:p>51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office:value-type="float" office:value="139" calcext:value-type="float">
            <text:p>139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office:value-type="float" office:value="166" calcext:value-type="float">
            <text:p>166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2.4922727273" calcext:value-type="float">
            <text:p>52.4923</text:p>
          </table:table-cell>
          <table:table-cell office:value-type="float" office:value="13.4584545455" calcext:value-type="float">
            <text:p>13.4585</text:p>
          </table:table-cell>
          <table:table-cell office:value-type="float" office:value="199" calcext:value-type="float">
            <text:p>199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office:value-type="float" office:value="76" calcext:value-type="float">
            <text:p>76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office:value-type="float" office:value="105" calcext:value-type="float">
            <text:p>105</text:p>
          </table:table-cell>
          <table:table-cell office:value-type="float" office:value="52.5131666667" calcext:value-type="float">
            <text:p>52.5132</text:p>
          </table:table-cell>
          <table:table-cell office:value-type="float" office:value="13.2861666667" calcext:value-type="float">
            <text:p>13.2862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2.5171818182" calcext:value-type="float">
            <text:p>52.5172</text:p>
          </table:table-cell>
          <table:table-cell office:value-type="float" office:value="13.4406363636" calcext:value-type="float">
            <text:p>13.4406</text:p>
          </table:table-cell>
          <table:table-cell office:value-type="float" office:value="200" calcext:value-type="float">
            <text:p>200</text:p>
          </table:table-cell>
          <table:table-cell office:value-type="float" office:value="52.431" calcext:value-type="float">
            <text:p>52.4310</text:p>
          </table:table-cell>
          <table:table-cell office:value-type="float" office:value="13.2585" calcext:value-type="float">
            <text:p>13.258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2.432" calcext:value-type="float">
            <text:p>52.4320</text:p>
          </table:table-cell>
          <table:table-cell office:value-type="float" office:value="13.555" calcext:value-type="float">
            <text:p>13.5550</text:p>
          </table:table-cell>
          <table:table-cell office:value-type="float" office:value="153" calcext:value-type="float">
            <text:p>153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2.431" calcext:value-type="float">
            <text:p>52.4310</text:p>
          </table:table-cell>
          <table:table-cell office:value-type="float" office:value="13.2585" calcext:value-type="float">
            <text:p>13.2585</text:p>
          </table:table-cell>
          <table:table-cell office:value-type="float" office:value="109" calcext:value-type="float">
            <text:p>109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office:value-type="float" office:value="24" calcext:value-type="float">
            <text:p>24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office:value-type="float" office:value="60" calcext:value-type="float">
            <text:p>60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office:value-type="float" office:value="71" calcext:value-type="float">
            <text:p>71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326" calcext:value-type="float">
            <text:p>13.32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2.5114" calcext:value-type="float">
            <text:p>52.5114</text:p>
          </table:table-cell>
          <table:table-cell office:value-type="float" office:value="13.4167" calcext:value-type="float">
            <text:p>13.4167</text:p>
          </table:table-cell>
          <table:table-cell office:value-type="float" office:value="93" calcext:value-type="float">
            <text:p>93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office:value-type="float" office:value="37" calcext:value-type="float">
            <text:p>37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2.543" calcext:value-type="float">
            <text:p>52.5430</text:p>
          </table:table-cell>
          <table:table-cell office:value-type="float" office:value="13.3662" calcext:value-type="float">
            <text:p>13.3662</text:p>
          </table:table-cell>
          <table:table-cell office:value-type="float" office:value="63" calcext:value-type="float">
            <text:p>63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office:value-type="float" office:value="126" calcext:value-type="float">
            <text:p>126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office:value-type="float" office:value="157" calcext:value-type="float">
            <text:p>157</text:p>
          </table:table-cell>
          <table:table-cell office:value-type="float" office:value="52.514" calcext:value-type="float">
            <text:p>52.5140</text:p>
          </table:table-cell>
          <table:table-cell office:value-type="float" office:value="13.336" calcext:value-type="float">
            <text:p>13.336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2.503" calcext:value-type="float">
            <text:p>52.5030</text:p>
          </table:table-cell>
          <table:table-cell office:value-type="float" office:value="13.36525" calcext:value-type="float">
            <text:p>13.3653</text:p>
          </table:table-cell>
          <table:table-cell office:value-type="float" office:value="103" calcext:value-type="float">
            <text:p>103</text:p>
          </table:table-cell>
          <table:table-cell office:value-type="float" office:value="52.503" calcext:value-type="float">
            <text:p>52.5030</text:p>
          </table:table-cell>
          <table:table-cell office:value-type="float" office:value="13.36525" calcext:value-type="float">
            <text:p>13.3653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2.5164285714" calcext:value-type="float">
            <text:p>52.5164</text:p>
          </table:table-cell>
          <table:table-cell office:value-type="float" office:value="13.454" calcext:value-type="float">
            <text:p>13.4540</text:p>
          </table:table-cell>
          <table:table-cell office:value-type="float" office:value="25" calcext:value-type="float">
            <text:p>25</text:p>
          </table:table-cell>
          <table:table-cell office:value-type="float" office:value="52.503" calcext:value-type="float">
            <text:p>52.5030</text:p>
          </table:table-cell>
          <table:table-cell office:value-type="float" office:value="13.36525" calcext:value-type="float">
            <text:p>13.3653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office:value-type="float" office:value="21" calcext:value-type="float">
            <text:p>21</text:p>
          </table:table-cell>
          <table:table-cell office:value-type="float" office:value="52.5164285714" calcext:value-type="float">
            <text:p>52.5164</text:p>
          </table:table-cell>
          <table:table-cell office:value-type="float" office:value="13.454" calcext:value-type="float">
            <text:p>13.454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office:value-type="float" office:value="68" calcext:value-type="float">
            <text:p>68</text:p>
          </table:table-cell>
          <table:table-cell office:value-type="float" office:value="52.5164285714" calcext:value-type="float">
            <text:p>52.5164</text:p>
          </table:table-cell>
          <table:table-cell office:value-type="float" office:value="13.454" calcext:value-type="float">
            <text:p>13.454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office:value-type="float" office:value="204" calcext:value-type="float">
            <text:p>204</text:p>
          </table:table-cell>
          <table:table-cell office:value-type="float" office:value="52.42" calcext:value-type="float">
            <text:p>52.4200</text:p>
          </table:table-cell>
          <table:table-cell office:value-type="float" office:value="13.1603333333" calcext:value-type="float">
            <text:p>13.1603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office:value-type="float" office:value="21" calcext:value-type="float">
            <text:p>21</text:p>
          </table:table-cell>
          <table:table-cell office:value-type="float" office:value="52.4824" calcext:value-type="float">
            <text:p>52.4824</text:p>
          </table:table-cell>
          <table:table-cell office:value-type="float" office:value="13.2898" calcext:value-type="float">
            <text:p>13.289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office:value-type="float" office:value="148" calcext:value-type="float">
            <text:p>148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office:value-type="float" office:value="204" calcext:value-type="float">
            <text:p>204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44" calcext:value-type="float">
            <text:p>13.3440</text:p>
          </table:table-cell>
          <table:table-cell office:value-type="float" office:value="68" calcext:value-type="float">
            <text:p>68</text:p>
          </table:table-cell>
          <table:table-cell office:value-type="float" office:value="52.562625" calcext:value-type="float">
            <text:p>52.5626</text:p>
          </table:table-cell>
          <table:table-cell office:value-type="float" office:value="13.330125" calcext:value-type="float">
            <text:p>13.3301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44" calcext:value-type="float">
            <text:p>13.3440</text:p>
          </table:table-cell>
          <table:table-cell office:value-type="float" office:value="111" calcext:value-type="float">
            <text:p>111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.521" calcext:value-type="float">
            <text:p>52.5210</text:p>
          </table:table-cell>
          <table:table-cell office:value-type="float" office:value="13.372" calcext:value-type="float">
            <text:p>13.3720</text:p>
          </table:table-cell>
          <table:table-cell office:value-type="float" office:value="3" calcext:value-type="float">
            <text:p>3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2.521" calcext:value-type="float">
            <text:p>52.5210</text:p>
          </table:table-cell>
          <table:table-cell office:value-type="float" office:value="13.372" calcext:value-type="float">
            <text:p>13.3720</text:p>
          </table:table-cell>
          <table:table-cell office:value-type="float" office:value="141" calcext:value-type="float">
            <text:p>141</text:p>
          </table:table-cell>
          <table:table-cell office:value-type="float" office:value="52.5302857143" calcext:value-type="float">
            <text:p>52.5303</text:p>
          </table:table-cell>
          <table:table-cell office:value-type="float" office:value="13.3838571429" calcext:value-type="float">
            <text:p>13.3839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office:value-type="float" office:value="60" calcext:value-type="float">
            <text:p>60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44" calcext:value-type="float">
            <text:p>13.344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office:value-type="float" office:value="130" calcext:value-type="float">
            <text:p>130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44" calcext:value-type="float">
            <text:p>13.3440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office:value-type="float" office:value="206" calcext:value-type="float">
            <text:p>206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.513" calcext:value-type="float">
            <text:p>52.5130</text:p>
          </table:table-cell>
          <table:table-cell office:value-type="float" office:value="13.2808" calcext:value-type="float">
            <text:p>13.2808</text:p>
          </table:table-cell>
          <table:table-cell office:value-type="float" office:value="136" calcext:value-type="float">
            <text:p>136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.512" calcext:value-type="float">
            <text:p>52.5120</text:p>
          </table:table-cell>
          <table:table-cell office:value-type="float" office:value="13.4088" calcext:value-type="float">
            <text:p>13.4088</text:p>
          </table:table-cell>
          <table:table-cell office:value-type="float" office:value="60" calcext:value-type="float">
            <text:p>60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2.512" calcext:value-type="float">
            <text:p>52.5120</text:p>
          </table:table-cell>
          <table:table-cell office:value-type="float" office:value="13.4088" calcext:value-type="float">
            <text:p>13.4088</text:p>
          </table:table-cell>
          <table:table-cell office:value-type="float" office:value="137" calcext:value-type="float">
            <text:p>137</text:p>
          </table:table-cell>
          <table:table-cell office:value-type="float" office:value="52.5256" calcext:value-type="float">
            <text:p>52.5256</text:p>
          </table:table-cell>
          <table:table-cell office:value-type="float" office:value="13.4208" calcext:value-type="float">
            <text:p>13.420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30" calcext:value-type="float">
            <text:p>30</text:p>
          </table:table-cell>
          <table:table-cell office:value-type="float" office:value="52.513" calcext:value-type="float">
            <text:p>52.5130</text:p>
          </table:table-cell>
          <table:table-cell office:value-type="float" office:value="13.2808" calcext:value-type="float">
            <text:p>13.2808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33" calcext:value-type="float">
            <text:p>33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66" calcext:value-type="float">
            <text:p>66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147" calcext:value-type="float">
            <text:p>14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156" calcext:value-type="float">
            <text:p>156</text:p>
          </table:table-cell>
          <table:table-cell office:value-type="float" office:value="52.52525" calcext:value-type="float">
            <text:p>52.5253</text:p>
          </table:table-cell>
          <table:table-cell office:value-type="float" office:value="13.4035" calcext:value-type="float">
            <text:p>13.4035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2.517" calcext:value-type="float">
            <text:p>52.5170</text:p>
          </table:table-cell>
          <table:table-cell office:value-type="float" office:value="13.3856" calcext:value-type="float">
            <text:p>13.3856</text:p>
          </table:table-cell>
          <table:table-cell office:value-type="float" office:value="193" calcext:value-type="float">
            <text:p>193</text:p>
          </table:table-cell>
          <table:table-cell office:value-type="float" office:value="52.5051111111" calcext:value-type="float">
            <text:p>52.5051</text:p>
          </table:table-cell>
          <table:table-cell office:value-type="float" office:value="13.3184444444" calcext:value-type="float">
            <text:p>13.3184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.52525" calcext:value-type="float">
            <text:p>52.5253</text:p>
          </table:table-cell>
          <table:table-cell office:value-type="float" office:value="13.4035" calcext:value-type="float">
            <text:p>13.4035</text:p>
          </table:table-cell>
          <table:table-cell office:value-type="float" office:value="130" calcext:value-type="float">
            <text:p>130</text:p>
          </table:table-cell>
          <table:table-cell office:value-type="float" office:value="52.5051111111" calcext:value-type="float">
            <text:p>52.5051</text:p>
          </table:table-cell>
          <table:table-cell office:value-type="float" office:value="13.3184444444" calcext:value-type="float">
            <text:p>13.3184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.52525" calcext:value-type="float">
            <text:p>52.5253</text:p>
          </table:table-cell>
          <table:table-cell office:value-type="float" office:value="13.4035" calcext:value-type="float">
            <text:p>13.4035</text:p>
          </table:table-cell>
          <table:table-cell office:value-type="float" office:value="148" calcext:value-type="float">
            <text:p>148</text:p>
          </table:table-cell>
          <table:table-cell office:value-type="float" office:value="52.5051111111" calcext:value-type="float">
            <text:p>52.5051</text:p>
          </table:table-cell>
          <table:table-cell office:value-type="float" office:value="13.3184444444" calcext:value-type="float">
            <text:p>13.3184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2.52525" calcext:value-type="float">
            <text:p>52.5253</text:p>
          </table:table-cell>
          <table:table-cell office:value-type="float" office:value="13.4035" calcext:value-type="float">
            <text:p>13.4035</text:p>
          </table:table-cell>
          <table:table-cell office:value-type="float" office:value="206" calcext:value-type="float">
            <text:p>206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.4608" calcext:value-type="float">
            <text:p>52.4608</text:p>
          </table:table-cell>
          <table:table-cell office:value-type="float" office:value="13.4164" calcext:value-type="float">
            <text:p>13.4164</text:p>
          </table:table-cell>
          <table:table-cell office:value-type="float" office:value="97" calcext:value-type="float">
            <text:p>97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.5051111111" calcext:value-type="float">
            <text:p>52.5051</text:p>
          </table:table-cell>
          <table:table-cell office:value-type="float" office:value="13.3184444444" calcext:value-type="float">
            <text:p>13.3184</text:p>
          </table:table-cell>
          <table:table-cell office:value-type="float" office:value="37" calcext:value-type="float">
            <text:p>37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2.5051111111" calcext:value-type="float">
            <text:p>52.5051</text:p>
          </table:table-cell>
          <table:table-cell office:value-type="float" office:value="13.3184444444" calcext:value-type="float">
            <text:p>13.3184</text:p>
          </table:table-cell>
          <table:table-cell office:value-type="float" office:value="129" calcext:value-type="float">
            <text:p>129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office:value-type="float" office:value="11" calcext:value-type="float">
            <text:p>11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office:value-type="float" office:value="133" calcext:value-type="float">
            <text:p>133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office:value-type="float" office:value="163" calcext:value-type="float">
            <text:p>163</text:p>
          </table:table-cell>
          <table:table-cell office:value-type="float" office:value="52.4723076923" calcext:value-type="float">
            <text:p>52.4723</text:p>
          </table:table-cell>
          <table:table-cell office:value-type="float" office:value="13.3666923077" calcext:value-type="float">
            <text:p>13.3667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2.4384" calcext:value-type="float">
            <text:p>52.4384</text:p>
          </table:table-cell>
          <table:table-cell office:value-type="float" office:value="13.388" calcext:value-type="float">
            <text:p>13.3880</text:p>
          </table:table-cell>
          <table:table-cell office:value-type="float" office:value="66" calcext:value-type="float">
            <text:p>66</text:p>
          </table:table-cell>
          <table:table-cell office:value-type="float" office:value="52.4384" calcext:value-type="float">
            <text:p>52.4384</text:p>
          </table:table-cell>
          <table:table-cell office:value-type="float" office:value="13.388" calcext:value-type="float">
            <text:p>13.3880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20" calcext:value-type="float">
            <text:p>20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99" calcext:value-type="float">
            <text:p>99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121" calcext:value-type="float">
            <text:p>121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141" calcext:value-type="float">
            <text:p>141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163" calcext:value-type="float">
            <text:p>163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2.5032727273" calcext:value-type="float">
            <text:p>52.5033</text:p>
          </table:table-cell>
          <table:table-cell office:value-type="float" office:value="13.4689090909" calcext:value-type="float">
            <text:p>13.4689</text:p>
          </table:table-cell>
          <table:table-cell office:value-type="float" office:value="206" calcext:value-type="float">
            <text:p>206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3" calcext:value-type="float">
            <text:p>3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27" calcext:value-type="float">
            <text:p>2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43" calcext:value-type="float">
            <text:p>43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60" calcext:value-type="float">
            <text:p>60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74" calcext:value-type="float">
            <text:p>74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80" calcext:value-type="float">
            <text:p>80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098333333" calcext:value-type="float">
            <text:p>13.3098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145" calcext:value-type="float">
            <text:p>145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098333333" calcext:value-type="float">
            <text:p>13.3098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2.5091578947" calcext:value-type="float">
            <text:p>52.5092</text:p>
          </table:table-cell>
          <table:table-cell office:value-type="float" office:value="13.3898947368" calcext:value-type="float">
            <text:p>13.3899</text:p>
          </table:table-cell>
          <table:table-cell office:value-type="float" office:value="156" calcext:value-type="float">
            <text:p>156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4084" calcext:value-type="float">
            <text:p>13.408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098333333" calcext:value-type="float">
            <text:p>13.3098</text:p>
          </table:table-cell>
          <table:table-cell office:value-type="float" office:value="40" calcext:value-type="float">
            <text:p>40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4084" calcext:value-type="float">
            <text:p>13.4084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2.494" calcext:value-type="float">
            <text:p>52.4940</text:p>
          </table:table-cell>
          <table:table-cell office:value-type="float" office:value="13.3098333333" calcext:value-type="float">
            <text:p>13.3098</text:p>
          </table:table-cell>
          <table:table-cell office:value-type="float" office:value="125" calcext:value-type="float">
            <text:p>125</text:p>
          </table:table-cell>
          <table:table-cell office:value-type="float" office:value="52.510625" calcext:value-type="float">
            <text:p>52.5106</text:p>
          </table:table-cell>
          <table:table-cell office:value-type="float" office:value="13.42925" calcext:value-type="float">
            <text:p>13.4293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4084" calcext:value-type="float">
            <text:p>13.4084</text:p>
          </table:table-cell>
          <table:table-cell office:value-type="float" office:value="48" calcext:value-type="float">
            <text:p>48</text:p>
          </table:table-cell>
          <table:table-cell office:value-type="float" office:value="52.4946666667" calcext:value-type="float">
            <text:p>52.4947</text:p>
          </table:table-cell>
          <table:table-cell office:value-type="float" office:value="13.462" calcext:value-type="float">
            <text:p>13.4620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2.462" calcext:value-type="float">
            <text:p>52.4620</text:p>
          </table:table-cell>
          <table:table-cell office:value-type="float" office:value="13.4084" calcext:value-type="float">
            <text:p>13.4084</text:p>
          </table:table-cell>
          <table:table-cell office:value-type="float" office:value="103" calcext:value-type="float">
            <text:p>103</text:p>
          </table:table-cell>
          <table:table-cell office:value-type="float" office:value="52.5224" calcext:value-type="float">
            <text:p>52.5224</text:p>
          </table:table-cell>
          <table:table-cell office:value-type="float" office:value="13.342" calcext:value-type="float">
            <text:p>13.342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510625" calcext:value-type="float">
            <text:p>52.5106</text:p>
          </table:table-cell>
          <table:table-cell office:value-type="float" office:value="13.42925" calcext:value-type="float">
            <text:p>13.4293</text:p>
          </table:table-cell>
          <table:table-cell office:value-type="float" office:value="48" calcext:value-type="float">
            <text:p>48</text:p>
          </table:table-cell>
          <table:table-cell office:value-type="float" office:value="52.5224" calcext:value-type="float">
            <text:p>52.5224</text:p>
          </table:table-cell>
          <table:table-cell office:value-type="float" office:value="13.342" calcext:value-type="float">
            <text:p>13.3420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.510625" calcext:value-type="float">
            <text:p>52.5106</text:p>
          </table:table-cell>
          <table:table-cell office:value-type="float" office:value="13.42925" calcext:value-type="float">
            <text:p>13.4293</text:p>
          </table:table-cell>
          <table:table-cell office:value-type="float" office:value="197" calcext:value-type="float">
            <text:p>197</text:p>
          </table:table-cell>
          <table:table-cell office:value-type="float" office:value="52.532" calcext:value-type="float">
            <text:p>52.5320</text:p>
          </table:table-cell>
          <table:table-cell office:value-type="float" office:value="13.3805" calcext:value-type="float">
            <text:p>13.38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086" calcext:value-type="float">
            <text:p>52.5086</text:p>
          </table:table-cell>
          <table:table-cell office:value-type="float" office:value="13.3228" calcext:value-type="float">
            <text:p>13.3228</text:p>
          </table:table-cell>
          <table:table-cell office:value-type="float" office:value="132" calcext:value-type="float">
            <text:p>132</text:p>
          </table:table-cell>
          <table:table-cell office:value-type="float" office:value="52.532" calcext:value-type="float">
            <text:p>52.5320</text:p>
          </table:table-cell>
          <table:table-cell office:value-type="float" office:value="13.3805" calcext:value-type="float">
            <text:p>13.38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.5086" calcext:value-type="float">
            <text:p>52.5086</text:p>
          </table:table-cell>
          <table:table-cell office:value-type="float" office:value="13.3228" calcext:value-type="float">
            <text:p>13.3228</text:p>
          </table:table-cell>
          <table:table-cell office:value-type="float" office:value="146" calcext:value-type="float">
            <text:p>146</text:p>
          </table:table-cell>
          <table:table-cell office:value-type="float" office:value="52.532" calcext:value-type="float">
            <text:p>52.5320</text:p>
          </table:table-cell>
          <table:table-cell office:value-type="float" office:value="13.3805" calcext:value-type="float">
            <text:p>13.3805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2.5224" calcext:value-type="float">
            <text:p>52.5224</text:p>
          </table:table-cell>
          <table:table-cell office:value-type="float" office:value="13.342" calcext:value-type="float">
            <text:p>13.3420</text:p>
          </table:table-cell>
          <table:table-cell office:value-type="float" office:value="29" calcext:value-type="float">
            <text:p>29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2.532" calcext:value-type="float">
            <text:p>52.5320</text:p>
          </table:table-cell>
          <table:table-cell office:value-type="float" office:value="13.3805" calcext:value-type="float">
            <text:p>13.3805</text:p>
          </table:table-cell>
          <table:table-cell office:value-type="float" office:value="105" calcext:value-type="float">
            <text:p>105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2.532" calcext:value-type="float">
            <text:p>52.5320</text:p>
          </table:table-cell>
          <table:table-cell office:value-type="float" office:value="13.3805" calcext:value-type="float">
            <text:p>13.3805</text:p>
          </table:table-cell>
          <table:table-cell office:value-type="float" office:value="146" calcext:value-type="float">
            <text:p>14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2.3718" calcext:value-type="float">
            <text:p>52.3718</text:p>
          </table:table-cell>
          <table:table-cell office:value-type="float" office:value="13.136" calcext:value-type="float">
            <text:p>13.1360</text:p>
          </table:table-cell>
          <table:table-cell office:value-type="float" office:value="23" calcext:value-type="float">
            <text:p>23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" calcext:value-type="float">
            <text:p>1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3" calcext:value-type="float">
            <text:p>3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26" calcext:value-type="float">
            <text:p>2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46" calcext:value-type="float">
            <text:p>4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60" calcext:value-type="float">
            <text:p>60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93" calcext:value-type="float">
            <text:p>93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94" calcext:value-type="float">
            <text:p>94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95" calcext:value-type="float">
            <text:p>95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05" calcext:value-type="float">
            <text:p>105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08" calcext:value-type="float">
            <text:p>108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21" calcext:value-type="float">
            <text:p>121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38" calcext:value-type="float">
            <text:p>138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54" calcext:value-type="float">
            <text:p>154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84" calcext:value-type="float">
            <text:p>184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office:value-type="float" office:value="197" calcext:value-type="float">
            <text:p>197</text:p>
          </table:table-cell>
          <table:table-cell office:value-type="float" office:value="52.5214333333" calcext:value-type="float">
            <text:p>52.5214</text:p>
          </table:table-cell>
          <table:table-cell office:value-type="float" office:value="13.4134666667" calcext:value-type="float">
            <text:p>13.4135</text:p>
          </table:table-cell>
          <table:table-cell table:number-columns-repeated="7"/>
        </table:table-row>
        <table:table-row table:style-name="ro1" table:number-rows-repeated="1048105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1:Sheet1.D47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4:43:34.45205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26:56.636156320</meta:creation-date>
    <dc:date>2017-06-22T15:20:36.584411348</dc:date>
    <meta:editing-duration>PT31M12S</meta:editing-duration>
    <meta:editing-cycles>12</meta:editing-cycles>
    <meta:generator>LibreOffice/5.1.6.2$Linux_X86_64 LibreOffice_project/10m0$Build-2</meta:generator>
    <meta:document-statistic meta:table-count="1" meta:cell-count="2820" meta:object-count="0"/>
  </office:meta>
</office:document-meta>
</file>